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64583333333333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MAIO_202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number-columns-repeated="993" table:default-cell-style-name="ce1"/>
        <table:table-column table:style-name="co12" table:number-columns-repeated="15362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Maio - 2020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0" table:style-name="ce14">
            <text:p>-<text:s/></text:p>
          </table:table-cell>
          <table:table-cell office:value-type="float" office:value="557302.71" table:style-name="ce14">
            <text:p>557.303<text:s/></text:p>
          </table:table-cell>
          <table:table-cell office:value-type="float" office:value="30448499.25" table:style-name="ce14">
            <text:p>30.448.499<text:s/></text:p>
          </table:table-cell>
          <table:table-cell office:value-type="float" office:value="25" table:style-name="ce14">
            <text:p>25<text:s/></text:p>
          </table:table-cell>
          <table:table-cell office:value-type="float" office:value="78437077.450000003" table:style-name="ce14">
            <text:p>78.437.077<text:s/></text:p>
          </table:table-cell>
          <table:table-cell office:value-type="float" office:value="49635941.200000003" table:style-name="ce14">
            <text:p>49.635.941<text:s/></text:p>
          </table:table-cell>
          <table:table-cell office:value-type="float" office:value="3523044.6599999997" table:style-name="ce14">
            <text:p>3.523.045<text:s/></text:p>
          </table:table-cell>
          <table:table-cell office:value-type="float" office:value="142109223.33000001" table:style-name="ce14">
            <text:p>142.109.223<text:s/></text:p>
          </table:table-cell>
          <table:table-cell office:value-type="float" office:value="29580742.77" table:style-name="ce14">
            <text:p>29.580.743<text:s/></text:p>
          </table:table-cell>
          <table:table-cell office:value-type="float" office:value="2965406.9" table:style-name="ce14">
            <text:p>2.965.407<text:s/></text:p>
          </table:table-cell>
          <table:table-cell office:value-type="float" office:value="95171253.379999995" table:style-name="ce14">
            <text:p>95.171.253<text:s/></text:p>
          </table:table-cell>
          <table:table-cell office:value-type="float" office:value="8510.16" table:style-name="ce14">
            <text:p>8.510<text:s/></text:p>
          </table:table-cell>
          <table:table-cell office:value-type="float" office:value="3585711.71" table:style-name="ce14">
            <text:p>3.585.712<text:s/></text:p>
          </table:table-cell>
          <table:table-cell office:value-type="float" office:value="5409826.6799999997" table:style-name="ce14">
            <text:p>5.409.827<text:s/></text:p>
          </table:table-cell>
          <table:table-cell office:value-type="float" office:value="3901040.61" table:style-name="ce14">
            <text:p>3.901.041<text:s/></text:p>
          </table:table-cell>
          <table:table-cell office:value-type="float" office:value="67219255.540000007" table:style-name="ce14">
            <text:p>67.219.256<text:s/></text:p>
          </table:table-cell>
          <table:table-cell office:value-type="float" office:value="149428.23000000001" table:style-name="ce14">
            <text:p>149.428<text:s/></text:p>
          </table:table-cell>
          <table:table-cell office:value-type="float" office:value="274366856.67000002" table:style-name="ce14">
            <text:p>274.366.857<text:s/></text:p>
          </table:table-cell>
          <table:table-cell office:value-type="float" office:value="164630670.99000001" table:style-name="ce14">
            <text:p>164.630.671<text:s/></text:p>
          </table:table-cell>
          <table:table-cell office:value-type="float" office:value="1251456.1599999999" table:style-name="ce14">
            <text:p>1.251.456<text:s/></text:p>
          </table:table-cell>
          <table:table-cell office:value-type="float" office:value="53687.58" table:style-name="ce14">
            <text:p>53.68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88973754.150000006" table:style-name="ce14">
            <text:p>88.973.754<text:s/></text:p>
          </table:table-cell>
          <table:table-cell office:value-type="float" office:value="553538314.48000002" table:style-name="ce14">
            <text:p>553.538.314<text:s/></text:p>
          </table:table-cell>
          <table:table-cell office:value-type="float" office:value="22759.56" table:style-name="ce14">
            <text:p>22.760<text:s/></text:p>
          </table:table-cell>
          <table:table-cell office:value-type="float" office:value="1597447391" table:style-name="ce14">
            <text:p>1.597.447.391<text:s/></text:p>
          </table:table-cell>
          <table:table-cell office:value-type="float" office:value="189.89" table:style-name="ce14">
            <text:p>190<text:s/></text:p>
          </table:table-cell>
          <table:table-cell office:value-type="float" office:value="3192987370.0599999" table:style-name="ce15">
            <text:p>3.192.987.37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7">
            <text:p>-<text:s/></text:p>
          </table:table-cell>
          <table:table-cell office:value-type="float" office:value="1570.18" table:style-name="ce17">
            <text:p>1.570<text:s/></text:p>
          </table:table-cell>
          <table:table-cell office:value-type="float" office:value="-2.2000000000000002" table:style-name="ce17">
            <text:p>(2)</text:p>
          </table:table-cell>
          <table:table-cell office:value-type="float" office:value="0" table:style-name="ce17">
            <text:p>-<text:s/></text:p>
          </table:table-cell>
          <table:table-cell office:value-type="float" office:value="2883.63" table:style-name="ce17">
            <text:p>2.884<text:s/></text:p>
          </table:table-cell>
          <table:table-cell office:value-type="float" office:value="-19.16" table:style-name="ce17">
            <text:p>(19)</text:p>
          </table:table-cell>
          <table:table-cell office:value-type="float" office:value="297.24" table:style-name="ce17">
            <text:p>297<text:s/></text:p>
          </table:table-cell>
          <table:table-cell office:value-type="float" office:value="9574.1299999999992" table:style-name="ce17">
            <text:p>9.574<text:s/></text:p>
          </table:table-cell>
          <table:table-cell office:value-type="float" office:value="-3.53" table:style-name="ce17">
            <text:p>(4)</text:p>
          </table:table-cell>
          <table:table-cell office:value-type="float" office:value="-167979.53" table:style-name="ce17">
            <text:p>(167.980)</text:p>
          </table:table-cell>
          <table:table-cell office:value-type="float" office:value="-575.05999999999995" table:style-name="ce17">
            <text:p>(575)</text:p>
          </table:table-cell>
          <table:table-cell office:value-type="float" office:value="-58.09" table:style-name="ce17">
            <text:p>(58)</text:p>
          </table:table-cell>
          <table:table-cell office:value-type="float" office:value="-3.31" table:style-name="ce17">
            <text:p>(3)</text:p>
          </table:table-cell>
          <table:table-cell office:value-type="float" office:value="1225.54" table:style-name="ce17">
            <text:p>1.226<text:s/></text:p>
          </table:table-cell>
          <table:table-cell office:value-type="float" office:value="-43.28" table:style-name="ce17">
            <text:p>(43)</text:p>
          </table:table-cell>
          <table:table-cell office:value-type="float" office:value="4734.16" table:style-name="ce17">
            <text:p>4.734<text:s/></text:p>
          </table:table-cell>
          <table:table-cell office:value-type="float" office:value="-1.93" table:style-name="ce17">
            <text:p>(2)</text:p>
          </table:table-cell>
          <table:table-cell office:value-type="float" office:value="-465.43" table:style-name="ce17">
            <text:p>(465)</text:p>
          </table:table-cell>
          <table:table-cell office:value-type="float" office:value="727.07" table:style-name="ce17">
            <text:p>727<text:s/></text:p>
          </table:table-cell>
          <table:table-cell office:value-type="float" office:value="6.4" table:style-name="ce17">
            <text:p>6<text:s/></text:p>
          </table:table-cell>
          <table:table-cell office:value-type="float" office:value="-31.88" table:style-name="ce17">
            <text:p>(32)</text:p>
          </table:table-cell>
          <table:table-cell office:value-type="float" office:value="0" table:style-name="ce17">
            <text:p>-<text:s/></text:p>
          </table:table-cell>
          <table:table-cell office:value-type="float" office:value="2322.52" table:style-name="ce17">
            <text:p>2.323<text:s/></text:p>
          </table:table-cell>
          <table:table-cell office:value-type="float" office:value="-1360.74" table:style-name="ce17">
            <text:p>(1.361)</text:p>
          </table:table-cell>
          <table:table-cell office:value-type="float" office:value="-1.1299999999999999" table:style-name="ce17">
            <text:p>(1)</text:p>
          </table:table-cell>
          <table:table-cell office:value-type="float" office:value="1123030.99" table:style-name="ce17">
            <text:p>1.123.031<text:s/></text:p>
          </table:table-cell>
          <table:table-cell office:value-type="float" office:value="-37.36" table:style-name="ce17">
            <text:p>(37)</text:p>
          </table:table-cell>
          <table:table-cell office:value-type="float" office:value="975789.2300000001" table:style-name="ce18">
            <text:p>975.78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178970.99" table:style-name="ce17">
            <text:p>178.971<text:s/></text:p>
          </table:table-cell>
          <table:table-cell office:value-type="float" office:value="3625062.75" table:style-name="ce17">
            <text:p>3.625.063<text:s/></text:p>
          </table:table-cell>
          <table:table-cell office:value-type="float" office:value="8552426.7100000009" table:style-name="ce17">
            <text:p>8.552.427<text:s/></text:p>
          </table:table-cell>
          <table:table-cell office:value-type="float" office:value="73676.33" table:style-name="ce17">
            <text:p>73.676<text:s/></text:p>
          </table:table-cell>
          <table:table-cell office:value-type="float" office:value="81270877.379999995" table:style-name="ce17">
            <text:p>81.270.877<text:s/></text:p>
          </table:table-cell>
          <table:table-cell office:value-type="float" office:value="36385293.5" table:style-name="ce17">
            <text:p>36.385.294<text:s/></text:p>
          </table:table-cell>
          <table:table-cell office:value-type="float" office:value="4763401.2300000004" table:style-name="ce17">
            <text:p>4.763.401<text:s/></text:p>
          </table:table-cell>
          <table:table-cell office:value-type="float" office:value="175665708.05000001" table:style-name="ce17">
            <text:p>175.665.708<text:s/></text:p>
          </table:table-cell>
          <table:table-cell office:value-type="float" office:value="23109327.309999999" table:style-name="ce17">
            <text:p>23.109.327<text:s/></text:p>
          </table:table-cell>
          <table:table-cell office:value-type="float" office:value="6780078.3399999999" table:style-name="ce17">
            <text:p>6.780.078<text:s/></text:p>
          </table:table-cell>
          <table:table-cell office:value-type="float" office:value="466550683.5" table:style-name="ce17">
            <text:p>466.550.684<text:s/></text:p>
          </table:table-cell>
          <table:table-cell office:value-type="float" office:value="4260341.1399999997" table:style-name="ce17">
            <text:p>4.260.341<text:s/></text:p>
          </table:table-cell>
          <table:table-cell office:value-type="float" office:value="10507661.300000001" table:style-name="ce17">
            <text:p>10.507.661<text:s/></text:p>
          </table:table-cell>
          <table:table-cell office:value-type="float" office:value="12551914.32" table:style-name="ce17">
            <text:p>12.551.914<text:s/></text:p>
          </table:table-cell>
          <table:table-cell office:value-type="float" office:value="5058689.67" table:style-name="ce17">
            <text:p>5.058.690<text:s/></text:p>
          </table:table-cell>
          <table:table-cell office:value-type="float" office:value="69200574.349999994" table:style-name="ce17">
            <text:p>69.200.574<text:s/></text:p>
          </table:table-cell>
          <table:table-cell office:value-type="float" office:value="2570507.69" table:style-name="ce17">
            <text:p>2.570.508<text:s/></text:p>
          </table:table-cell>
          <table:table-cell office:value-type="float" office:value="207904660.06999999" table:style-name="ce17">
            <text:p>207.904.660<text:s/></text:p>
          </table:table-cell>
          <table:table-cell office:value-type="float" office:value="155377436.81999999" table:style-name="ce17">
            <text:p>155.377.437<text:s/></text:p>
          </table:table-cell>
          <table:table-cell office:value-type="float" office:value="4330229.88" table:style-name="ce17">
            <text:p>4.330.230<text:s/></text:p>
          </table:table-cell>
          <table:table-cell office:value-type="float" office:value="6493585.7599999998" table:style-name="ce17">
            <text:p>6.493.586<text:s/></text:p>
          </table:table-cell>
          <table:table-cell office:value-type="float" office:value="64210.5" table:style-name="ce17">
            <text:p>64.211<text:s/></text:p>
          </table:table-cell>
          <table:table-cell office:value-type="float" office:value="253586215.25999999" table:style-name="ce17">
            <text:p>253.586.215<text:s/></text:p>
          </table:table-cell>
          <table:table-cell office:value-type="float" office:value="363825061.08999997" table:style-name="ce17">
            <text:p>363.825.061<text:s/></text:p>
          </table:table-cell>
          <table:table-cell office:value-type="float" office:value="3186460.31" table:style-name="ce17">
            <text:p>3.186.460<text:s/></text:p>
          </table:table-cell>
          <table:table-cell office:value-type="float" office:value="1344744923.6199999" table:style-name="ce17">
            <text:p>1.344.744.924<text:s/></text:p>
          </table:table-cell>
          <table:table-cell office:value-type="float" office:value="563054.96" table:style-name="ce17">
            <text:p>563.055<text:s/></text:p>
          </table:table-cell>
          <table:table-cell office:value-type="float" office:value="3251181032.8299999" table:style-name="ce18">
            <text:p>3.251.181.03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2497.5" table:style-name="ce17">
            <text:p>2.49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4686.35" table:style-name="ce17">
            <text:p>64.68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95485567.98000002" table:style-name="ce17">
            <text:p>295.485.56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639523.48" table:style-name="ce17">
            <text:p>1.639.52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20.69" table:style-name="ce17">
            <text:p>32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6130190.280000001" table:style-name="ce17">
            <text:p>76.130.190<text:s/></text:p>
          </table:table-cell>
          <table:table-cell office:value-type="float" office:value="1823.67" table:style-name="ce17">
            <text:p>1.82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448378.14" table:style-name="ce17">
            <text:p>1.448.37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74772988.09000009" table:style-name="ce18">
            <text:p>374.772.98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66522.9" table:style-name="ce17">
            <text:p>166.523<text:s/></text:p>
          </table:table-cell>
          <table:table-cell office:value-type="float" office:value="1135814" table:style-name="ce17">
            <text:p>1.135.814<text:s/></text:p>
          </table:table-cell>
          <table:table-cell office:value-type="float" office:value="1123925.67" table:style-name="ce17">
            <text:p>1.123.926<text:s/></text:p>
          </table:table-cell>
          <table:table-cell office:value-type="float" office:value="27622.6" table:style-name="ce17">
            <text:p>27.623<text:s/></text:p>
          </table:table-cell>
          <table:table-cell office:value-type="float" office:value="8177051.4400000004" table:style-name="ce17">
            <text:p>8.177.051<text:s/></text:p>
          </table:table-cell>
          <table:table-cell office:value-type="float" office:value="8012410.54" table:style-name="ce17">
            <text:p>8.012.411<text:s/></text:p>
          </table:table-cell>
          <table:table-cell office:value-type="float" office:value="2995395.21" table:style-name="ce17">
            <text:p>2.995.395<text:s/></text:p>
          </table:table-cell>
          <table:table-cell office:value-type="float" office:value="1475931.81" table:style-name="ce17">
            <text:p>1.475.932<text:s/></text:p>
          </table:table-cell>
          <table:table-cell office:value-type="float" office:value="10280884.01" table:style-name="ce17">
            <text:p>10.280.884<text:s/></text:p>
          </table:table-cell>
          <table:table-cell office:value-type="float" office:value="5345518.22" table:style-name="ce17">
            <text:p>5.345.518<text:s/></text:p>
          </table:table-cell>
          <table:table-cell office:value-type="float" office:value="33190750.93" table:style-name="ce17">
            <text:p>33.190.751<text:s/></text:p>
          </table:table-cell>
          <table:table-cell office:value-type="float" office:value="623076.22" table:style-name="ce17">
            <text:p>623.076<text:s/></text:p>
          </table:table-cell>
          <table:table-cell office:value-type="float" office:value="6966191.1399999997" table:style-name="ce17">
            <text:p>6.966.191<text:s/></text:p>
          </table:table-cell>
          <table:table-cell office:value-type="float" office:value="604097.72" table:style-name="ce17">
            <text:p>604.098<text:s/></text:p>
          </table:table-cell>
          <table:table-cell office:value-type="float" office:value="2080844.3" table:style-name="ce17">
            <text:p>2.080.844<text:s/></text:p>
          </table:table-cell>
          <table:table-cell office:value-type="float" office:value="17610264.989999998" table:style-name="ce17">
            <text:p>17.610.265<text:s/></text:p>
          </table:table-cell>
          <table:table-cell office:value-type="float" office:value="2222771.33" table:style-name="ce17">
            <text:p>2.222.771<text:s/></text:p>
          </table:table-cell>
          <table:table-cell office:value-type="float" office:value="4212535.6900000004" table:style-name="ce17">
            <text:p>4.212.536<text:s/></text:p>
          </table:table-cell>
          <table:table-cell office:value-type="float" office:value="27567992.199999999" table:style-name="ce17">
            <text:p>27.567.992<text:s/></text:p>
          </table:table-cell>
          <table:table-cell office:value-type="float" office:value="1365574.49" table:style-name="ce17">
            <text:p>1.365.574<text:s/></text:p>
          </table:table-cell>
          <table:table-cell office:value-type="float" office:value="261041.42" table:style-name="ce17">
            <text:p>261.04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5394153.07" table:style-name="ce17">
            <text:p>15.394.153<text:s/></text:p>
          </table:table-cell>
          <table:table-cell office:value-type="float" office:value="8701250.4800000004" table:style-name="ce17">
            <text:p>8.701.250<text:s/></text:p>
          </table:table-cell>
          <table:table-cell office:value-type="float" office:value="1766564.82" table:style-name="ce17">
            <text:p>1.766.565<text:s/></text:p>
          </table:table-cell>
          <table:table-cell office:value-type="float" office:value="55157790.939999998" table:style-name="ce17">
            <text:p>55.157.791<text:s/></text:p>
          </table:table-cell>
          <table:table-cell office:value-type="float" office:value="201193.96" table:style-name="ce17">
            <text:p>201.194<text:s/></text:p>
          </table:table-cell>
          <table:table-cell office:value-type="float" office:value="216667170.09999996" table:style-name="ce18">
            <text:p>216.667.17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170078.84" table:style-name="ce17">
            <text:p>11.170.079<text:s/></text:p>
          </table:table-cell>
          <table:table-cell office:value-type="float" office:value="8157.67" table:style-name="ce17">
            <text:p>8.15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8135.199999999997" table:style-name="ce17">
            <text:p>48.13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326248.16" table:style-name="ce17">
            <text:p>3.326.248<text:s/></text:p>
          </table:table-cell>
          <table:table-cell office:value-type="float" office:value="16774.060000000001" table:style-name="ce17">
            <text:p>16.774<text:s/></text:p>
          </table:table-cell>
          <table:table-cell office:value-type="float" office:value="6898043.3200000003" table:style-name="ce17">
            <text:p>6.898.043<text:s/></text:p>
          </table:table-cell>
          <table:table-cell office:value-type="float" office:value="38919.800000000003" table:style-name="ce17">
            <text:p>38.920<text:s/></text:p>
          </table:table-cell>
          <table:table-cell office:value-type="float" office:value="4751.16" table:style-name="ce17">
            <text:p>4.75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827.04" table:style-name="ce17">
            <text:p>10.827<text:s/></text:p>
          </table:table-cell>
          <table:table-cell office:value-type="float" office:value="320439.74" table:style-name="ce17">
            <text:p>320.44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3957315" table:style-name="ce17">
            <text:p>33.957.31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5799689.989999995" table:style-name="ce18">
            <text:p>55.799.69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0" table:style-name="ce17">
            <text:p>-<text:s/></text:p>
          </table:table-cell>
          <table:table-cell office:value-type="float" office:value="918.23" table:style-name="ce17">
            <text:p>918<text:s/></text:p>
          </table:table-cell>
          <table:table-cell office:value-type="float" office:value="6804402.5899999999" table:style-name="ce17">
            <text:p>6.804.40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9131868.409999996" table:style-name="ce17">
            <text:p>39.131.868<text:s/></text:p>
          </table:table-cell>
          <table:table-cell office:value-type="float" office:value="24596000.09" table:style-name="ce17">
            <text:p>24.596.000<text:s/></text:p>
          </table:table-cell>
          <table:table-cell office:value-type="float" office:value="298948.09999999998" table:style-name="ce17">
            <text:p>298.948<text:s/></text:p>
          </table:table-cell>
          <table:table-cell office:value-type="float" office:value="132557908.36" table:style-name="ce17">
            <text:p>132.557.908<text:s/></text:p>
          </table:table-cell>
          <table:table-cell office:value-type="float" office:value="3195656.44" table:style-name="ce17">
            <text:p>3.195.656<text:s/></text:p>
          </table:table-cell>
          <table:table-cell office:value-type="float" office:value="596922.84" table:style-name="ce17">
            <text:p>596.923<text:s/></text:p>
          </table:table-cell>
          <table:table-cell office:value-type="float" office:value="56149636.32" table:style-name="ce17">
            <text:p>56.149.636<text:s/></text:p>
          </table:table-cell>
          <table:table-cell office:value-type="float" office:value="221465.31" table:style-name="ce17">
            <text:p>221.465<text:s/></text:p>
          </table:table-cell>
          <table:table-cell office:value-type="float" office:value="615992.09" table:style-name="ce17">
            <text:p>615.992<text:s/></text:p>
          </table:table-cell>
          <table:table-cell office:value-type="float" office:value="6731444.6200000001" table:style-name="ce17">
            <text:p>6.731.445<text:s/></text:p>
          </table:table-cell>
          <table:table-cell office:value-type="float" office:value="1242504.17" table:style-name="ce17">
            <text:p>1.242.504<text:s/></text:p>
          </table:table-cell>
          <table:table-cell office:value-type="float" office:value="28710768.5" table:style-name="ce17">
            <text:p>28.710.769<text:s/></text:p>
          </table:table-cell>
          <table:table-cell office:value-type="float" office:value="15413.24" table:style-name="ce17">
            <text:p>15.413<text:s/></text:p>
          </table:table-cell>
          <table:table-cell office:value-type="float" office:value="134846325.87" table:style-name="ce17">
            <text:p>134.846.326<text:s/></text:p>
          </table:table-cell>
          <table:table-cell office:value-type="float" office:value="76464020.379999995" table:style-name="ce17">
            <text:p>76.464.020<text:s/></text:p>
          </table:table-cell>
          <table:table-cell office:value-type="float" office:value="592921.57999999996" table:style-name="ce17">
            <text:p>592.922<text:s/></text:p>
          </table:table-cell>
          <table:table-cell office:value-type="float" office:value="4338.58" table:style-name="ce17">
            <text:p>4.339<text:s/></text:p>
          </table:table-cell>
          <table:table-cell office:value-type="float" office:value="12968.03" table:style-name="ce17">
            <text:p>12.968<text:s/></text:p>
          </table:table-cell>
          <table:table-cell office:value-type="float" office:value="72386526.060000002" table:style-name="ce17">
            <text:p>72.386.526<text:s/></text:p>
          </table:table-cell>
          <table:table-cell office:value-type="float" office:value="265100180.59" table:style-name="ce17">
            <text:p>265.100.181<text:s/></text:p>
          </table:table-cell>
          <table:table-cell office:value-type="float" office:value="204968.86" table:style-name="ce17">
            <text:p>204.969<text:s/></text:p>
          </table:table-cell>
          <table:table-cell office:value-type="float" office:value="658526847.46000004" table:style-name="ce17">
            <text:p>658.526.84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509008946.72" table:style-name="ce18">
            <text:p>1.509.008.947<text:s/></text:p>
          </table:table-cell>
          <table:table-cell table:number-columns-repeated="16355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12448.09" table:style-name="ce17">
            <text:p>12.448<text:s/></text:p>
          </table:table-cell>
          <table:table-cell office:value-type="float" office:value="2485833.02" table:style-name="ce17">
            <text:p>2.485.833<text:s/></text:p>
          </table:table-cell>
          <table:table-cell office:value-type="float" office:value="624098.44999999995" table:style-name="ce17">
            <text:p>624.098<text:s/></text:p>
          </table:table-cell>
          <table:table-cell office:value-type="float" office:value="46053.73" table:style-name="ce17">
            <text:p>46.054<text:s/></text:p>
          </table:table-cell>
          <table:table-cell office:value-type="float" office:value="33961957.530000001" table:style-name="ce17">
            <text:p>33.961.958<text:s/></text:p>
          </table:table-cell>
          <table:table-cell office:value-type="float" office:value="3776882.87" table:style-name="ce17">
            <text:p>3.776.883<text:s/></text:p>
          </table:table-cell>
          <table:table-cell office:value-type="float" office:value="1469057.92" table:style-name="ce17">
            <text:p>1.469.058<text:s/></text:p>
          </table:table-cell>
          <table:table-cell office:value-type="float" office:value="30461789.039999999" table:style-name="ce17">
            <text:p>30.461.789<text:s/></text:p>
          </table:table-cell>
          <table:table-cell office:value-type="float" office:value="9559942.8399999999" table:style-name="ce17">
            <text:p>9.559.943<text:s/></text:p>
          </table:table-cell>
          <table:table-cell office:value-type="float" office:value="837637.28" table:style-name="ce17">
            <text:p>837.637<text:s/></text:p>
          </table:table-cell>
          <table:table-cell office:value-type="float" office:value="81676593.070000008" table:style-name="ce17">
            <text:p>81.676.593<text:s/></text:p>
          </table:table-cell>
          <table:table-cell office:value-type="float" office:value="3415799.6100000003" table:style-name="ce17">
            <text:p>3.415.800<text:s/></text:p>
          </table:table-cell>
          <table:table-cell office:value-type="float" office:value="2925478.07" table:style-name="ce17">
            <text:p>2.925.478<text:s/></text:p>
          </table:table-cell>
          <table:table-cell office:value-type="float" office:value="5216371.9799999995" table:style-name="ce17">
            <text:p>5.216.372<text:s/></text:p>
          </table:table-cell>
          <table:table-cell office:value-type="float" office:value="1735341.2000000002" table:style-name="ce17">
            <text:p>1.735.341<text:s/></text:p>
          </table:table-cell>
          <table:table-cell office:value-type="float" office:value="19553292.700000003" table:style-name="ce17">
            <text:p>19.553.293<text:s/></text:p>
          </table:table-cell>
          <table:table-cell office:value-type="float" office:value="315549.06" table:style-name="ce17">
            <text:p>315.549<text:s/></text:p>
          </table:table-cell>
          <table:table-cell office:value-type="float" office:value="61947755.189999998" table:style-name="ce17">
            <text:p>61.947.755<text:s/></text:p>
          </table:table-cell>
          <table:table-cell office:value-type="float" office:value="49666980.959999993" table:style-name="ce17">
            <text:p>49.666.981<text:s/></text:p>
          </table:table-cell>
          <table:table-cell office:value-type="float" office:value="2366982.65" table:style-name="ce17">
            <text:p>2.366.983<text:s/></text:p>
          </table:table-cell>
          <table:table-cell office:value-type="float" office:value="6227885.0699999994" table:style-name="ce17">
            <text:p>6.227.885<text:s/></text:p>
          </table:table-cell>
          <table:table-cell office:value-type="float" office:value="51242.469999999994" table:style-name="ce17">
            <text:p>51.242<text:s/></text:p>
          </table:table-cell>
          <table:table-cell office:value-type="float" office:value="89664518.810000002" table:style-name="ce17">
            <text:p>89.664.519<text:s/></text:p>
          </table:table-cell>
          <table:table-cell office:value-type="float" office:value="89701366.609999999" table:style-name="ce17">
            <text:p>89.701.367<text:s/></text:p>
          </table:table-cell>
          <table:table-cell office:value-type="float" office:value="1214926.6300000001" table:style-name="ce17">
            <text:p>1.214.927<text:s/></text:p>
          </table:table-cell>
          <table:table-cell office:value-type="float" office:value="595654592.08000004" table:style-name="ce17">
            <text:p>595.654.592<text:s/></text:p>
          </table:table-cell>
          <table:table-cell office:value-type="float" office:value="361861" table:style-name="ce17">
            <text:p>361.861<text:s/></text:p>
          </table:table-cell>
          <table:table-cell office:value-type="float" office:value="1094932237.9300001" table:style-name="ce18">
            <text:p>1.094.932.23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14512407.49" table:style-name="ce17">
            <text:p>14.512.407<text:s/></text:p>
          </table:table-cell>
          <table:table-cell office:value-type="float" office:value="51332309.229999997" table:style-name="ce17">
            <text:p>51.332.309<text:s/></text:p>
          </table:table-cell>
          <table:table-cell office:value-type="float" office:value="172226743.53" table:style-name="ce17">
            <text:p>172.226.744<text:s/></text:p>
          </table:table-cell>
          <table:table-cell office:value-type="float" office:value="8244572.4800000004" table:style-name="ce17">
            <text:p>8.244.572<text:s/></text:p>
          </table:table-cell>
          <table:table-cell office:value-type="float" office:value="311423940.02999997" table:style-name="ce17">
            <text:p>311.423.940<text:s/></text:p>
          </table:table-cell>
          <table:table-cell office:value-type="float" office:value="281034138.23000002" table:style-name="ce17">
            <text:p>281.034.138<text:s/></text:p>
          </table:table-cell>
          <table:table-cell office:value-type="float" office:value="4072077308.6900001" table:style-name="ce17">
            <text:p>4.072.077.309<text:s/></text:p>
          </table:table-cell>
          <table:table-cell office:value-type="float" office:value="201159986.62" table:style-name="ce17">
            <text:p>201.159.987<text:s/></text:p>
          </table:table-cell>
          <table:table-cell office:value-type="float" office:value="266682107.38" table:style-name="ce17">
            <text:p>266.682.107<text:s/></text:p>
          </table:table-cell>
          <table:table-cell office:value-type="float" office:value="74225803.049999997" table:style-name="ce17">
            <text:p>74.225.803<text:s/></text:p>
          </table:table-cell>
          <table:table-cell office:value-type="float" office:value="1152769928.52" table:style-name="ce17">
            <text:p>1.152.769.929<text:s/></text:p>
          </table:table-cell>
          <table:table-cell office:value-type="float" office:value="120295140.44" table:style-name="ce17">
            <text:p>120.295.140<text:s/></text:p>
          </table:table-cell>
          <table:table-cell office:value-type="float" office:value="165389501.65000001" table:style-name="ce17">
            <text:p>165.389.502<text:s/></text:p>
          </table:table-cell>
          <table:table-cell office:value-type="float" office:value="167336553.88999999" table:style-name="ce17">
            <text:p>167.336.554<text:s/></text:p>
          </table:table-cell>
          <table:table-cell office:value-type="float" office:value="85750211.420000002" table:style-name="ce17">
            <text:p>85.750.211<text:s/></text:p>
          </table:table-cell>
          <table:table-cell office:value-type="float" office:value="258039304.93000001" table:style-name="ce17">
            <text:p>258.039.305<text:s/></text:p>
          </table:table-cell>
          <table:table-cell office:value-type="float" office:value="50149459.390000001" table:style-name="ce17">
            <text:p>50.149.459<text:s/></text:p>
          </table:table-cell>
          <table:table-cell office:value-type="float" office:value="865693915.73000002" table:style-name="ce17">
            <text:p>865.693.916<text:s/></text:p>
          </table:table-cell>
          <table:table-cell office:value-type="float" office:value="3796346170.8000002" table:style-name="ce17">
            <text:p>3.796.346.171<text:s/></text:p>
          </table:table-cell>
          <table:table-cell office:value-type="float" office:value="79590172.950000003" table:style-name="ce17">
            <text:p>79.590.173<text:s/></text:p>
          </table:table-cell>
          <table:table-cell office:value-type="float" office:value="41698009.609999999" table:style-name="ce17">
            <text:p>41.698.010<text:s/></text:p>
          </table:table-cell>
          <table:table-cell office:value-type="float" office:value="11927185.85" table:style-name="ce17">
            <text:p>11.927.186<text:s/></text:p>
          </table:table-cell>
          <table:table-cell office:value-type="float" office:value="942389166.00999999" table:style-name="ce17">
            <text:p>942.389.166<text:s/></text:p>
          </table:table-cell>
          <table:table-cell office:value-type="float" office:value="586403993.33000004" table:style-name="ce17">
            <text:p>586.403.993<text:s/></text:p>
          </table:table-cell>
          <table:table-cell office:value-type="float" office:value="56630100.159999996" table:style-name="ce17">
            <text:p>56.630.100<text:s/></text:p>
          </table:table-cell>
          <table:table-cell office:value-type="float" office:value="11354715746.41" table:style-name="ce17">
            <text:p>11.354.715.746<text:s/></text:p>
          </table:table-cell>
          <table:table-cell office:value-type="float" office:value="28746496.719999999" table:style-name="ce17">
            <text:p>28.746.497<text:s/></text:p>
          </table:table-cell>
          <table:table-cell office:value-type="float" office:value="25216790374.540001" table:style-name="ce18">
            <text:p>25.216.790.37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1177629.46" table:style-name="ce17">
            <text:p>1.177.629<text:s/></text:p>
          </table:table-cell>
          <table:table-cell office:value-type="float" office:value="5688365.5099999998" table:style-name="ce17">
            <text:p>5.688.366<text:s/></text:p>
          </table:table-cell>
          <table:table-cell office:value-type="float" office:value="7170333.5899999999" table:style-name="ce17">
            <text:p>7.170.334<text:s/></text:p>
          </table:table-cell>
          <table:table-cell office:value-type="float" office:value="1200052.96" table:style-name="ce17">
            <text:p>1.200.053<text:s/></text:p>
          </table:table-cell>
          <table:table-cell office:value-type="float" office:value="19513236.559999999" table:style-name="ce17">
            <text:p>19.513.237<text:s/></text:p>
          </table:table-cell>
          <table:table-cell office:value-type="float" office:value="12273624.439999999" table:style-name="ce17">
            <text:p>12.273.624<text:s/></text:p>
          </table:table-cell>
          <table:table-cell office:value-type="float" office:value="47093941.640000001" table:style-name="ce17">
            <text:p>47.093.942<text:s/></text:p>
          </table:table-cell>
          <table:table-cell office:value-type="float" office:value="13917531" table:style-name="ce17">
            <text:p>13.917.531<text:s/></text:p>
          </table:table-cell>
          <table:table-cell office:value-type="float" office:value="44925619.119999997" table:style-name="ce17">
            <text:p>44.925.619<text:s/></text:p>
          </table:table-cell>
          <table:table-cell office:value-type="float" office:value="6595509.7400000002" table:style-name="ce17">
            <text:p>6.595.510<text:s/></text:p>
          </table:table-cell>
          <table:table-cell office:value-type="float" office:value="106454733.66" table:style-name="ce17">
            <text:p>106.454.734<text:s/></text:p>
          </table:table-cell>
          <table:table-cell office:value-type="float" office:value="18814581.73" table:style-name="ce17">
            <text:p>18.814.582<text:s/></text:p>
          </table:table-cell>
          <table:table-cell office:value-type="float" office:value="16825474.800000001" table:style-name="ce17">
            <text:p>16.825.475<text:s/></text:p>
          </table:table-cell>
          <table:table-cell office:value-type="float" office:value="10377635.66" table:style-name="ce17">
            <text:p>10.377.636<text:s/></text:p>
          </table:table-cell>
          <table:table-cell office:value-type="float" office:value="7190733.1799999997" table:style-name="ce17">
            <text:p>7.190.733<text:s/></text:p>
          </table:table-cell>
          <table:table-cell office:value-type="float" office:value="18248295.859999999" table:style-name="ce17">
            <text:p>18.248.296<text:s/></text:p>
          </table:table-cell>
          <table:table-cell office:value-type="float" office:value="5146044.13" table:style-name="ce17">
            <text:p>5.146.044<text:s/></text:p>
          </table:table-cell>
          <table:table-cell office:value-type="float" office:value="90331630.879999995" table:style-name="ce17">
            <text:p>90.331.631<text:s/></text:p>
          </table:table-cell>
          <table:table-cell office:value-type="float" office:value="185209056.44" table:style-name="ce17">
            <text:p>185.209.056<text:s/></text:p>
          </table:table-cell>
          <table:table-cell office:value-type="float" office:value="6291617.2199999997" table:style-name="ce17">
            <text:p>6.291.617<text:s/></text:p>
          </table:table-cell>
          <table:table-cell office:value-type="float" office:value="4759707.57" table:style-name="ce17">
            <text:p>4.759.708<text:s/></text:p>
          </table:table-cell>
          <table:table-cell office:value-type="float" office:value="1378282.17" table:style-name="ce17">
            <text:p>1.378.282<text:s/></text:p>
          </table:table-cell>
          <table:table-cell office:value-type="float" office:value="87933159.870000005" table:style-name="ce17">
            <text:p>87.933.160<text:s/></text:p>
          </table:table-cell>
          <table:table-cell office:value-type="float" office:value="56683992.039999999" table:style-name="ce17">
            <text:p>56.683.992<text:s/></text:p>
          </table:table-cell>
          <table:table-cell office:value-type="float" office:value="8341996.5" table:style-name="ce17">
            <text:p>8.341.997<text:s/></text:p>
          </table:table-cell>
          <table:table-cell office:value-type="float" office:value="582493540.33000004" table:style-name="ce17">
            <text:p>582.493.540<text:s/></text:p>
          </table:table-cell>
          <table:table-cell office:value-type="float" office:value="3493531.76" table:style-name="ce17">
            <text:p>3.493.532<text:s/></text:p>
          </table:table-cell>
          <table:table-cell office:value-type="float" office:value="1369529857.8200002" table:style-name="ce18">
            <text:p>1.369.529.85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4579594.16" table:style-name="ce17">
            <text:p>4.579.594<text:s/></text:p>
          </table:table-cell>
          <table:table-cell office:value-type="float" office:value="13127499.16" table:style-name="ce17">
            <text:p>13.127.499<text:s/></text:p>
          </table:table-cell>
          <table:table-cell office:value-type="float" office:value="77429892.810000002" table:style-name="ce17">
            <text:p>77.429.893<text:s/></text:p>
          </table:table-cell>
          <table:table-cell office:value-type="float" office:value="2271197.7799999998" table:style-name="ce17">
            <text:p>2.271.198<text:s/></text:p>
          </table:table-cell>
          <table:table-cell office:value-type="float" office:value="120245974.8" table:style-name="ce17">
            <text:p>120.245.975<text:s/></text:p>
          </table:table-cell>
          <table:table-cell office:value-type="float" office:value="91239917.659999996" table:style-name="ce17">
            <text:p>91.239.918<text:s/></text:p>
          </table:table-cell>
          <table:table-cell office:value-type="float" office:value="332286105.57999998" table:style-name="ce17">
            <text:p>332.286.106<text:s/></text:p>
          </table:table-cell>
          <table:table-cell office:value-type="float" office:value="80122102.569999993" table:style-name="ce17">
            <text:p>80.122.103<text:s/></text:p>
          </table:table-cell>
          <table:table-cell office:value-type="float" office:value="93759502.290000007" table:style-name="ce17">
            <text:p>93.759.502<text:s/></text:p>
          </table:table-cell>
          <table:table-cell office:value-type="float" office:value="30466523.640000001" table:style-name="ce17">
            <text:p>30.466.524<text:s/></text:p>
          </table:table-cell>
          <table:table-cell office:value-type="float" office:value="466739225.50999999" table:style-name="ce17">
            <text:p>466.739.226<text:s/></text:p>
          </table:table-cell>
          <table:table-cell office:value-type="float" office:value="46165016.75" table:style-name="ce17">
            <text:p>46.165.017<text:s/></text:p>
          </table:table-cell>
          <table:table-cell office:value-type="float" office:value="69999735.040000007" table:style-name="ce17">
            <text:p>69.999.735<text:s/></text:p>
          </table:table-cell>
          <table:table-cell office:value-type="float" office:value="68690113.840000004" table:style-name="ce17">
            <text:p>68.690.114<text:s/></text:p>
          </table:table-cell>
          <table:table-cell office:value-type="float" office:value="21937410.850000001" table:style-name="ce17">
            <text:p>21.937.411<text:s/></text:p>
          </table:table-cell>
          <table:table-cell office:value-type="float" office:value="86920359.099999994" table:style-name="ce17">
            <text:p>86.920.359<text:s/></text:p>
          </table:table-cell>
          <table:table-cell office:value-type="float" office:value="16436165.720000001" table:style-name="ce17">
            <text:p>16.436.166<text:s/></text:p>
          </table:table-cell>
          <table:table-cell office:value-type="float" office:value="368267777.60000002" table:style-name="ce17">
            <text:p>368.267.778<text:s/></text:p>
          </table:table-cell>
          <table:table-cell office:value-type="float" office:value="1312388901.28" table:style-name="ce17">
            <text:p>1.312.388.901<text:s/></text:p>
          </table:table-cell>
          <table:table-cell office:value-type="float" office:value="22665069.289999999" table:style-name="ce17">
            <text:p>22.665.069<text:s/></text:p>
          </table:table-cell>
          <table:table-cell office:value-type="float" office:value="14989513.99" table:style-name="ce17">
            <text:p>14.989.514<text:s/></text:p>
          </table:table-cell>
          <table:table-cell office:value-type="float" office:value="5167128.92" table:style-name="ce17">
            <text:p>5.167.129<text:s/></text:p>
          </table:table-cell>
          <table:table-cell office:value-type="float" office:value="317200743.25999999" table:style-name="ce17">
            <text:p>317.200.743<text:s/></text:p>
          </table:table-cell>
          <table:table-cell office:value-type="float" office:value="251201131.05000001" table:style-name="ce17">
            <text:p>251.201.131<text:s/></text:p>
          </table:table-cell>
          <table:table-cell office:value-type="float" office:value="17172154.100000001" table:style-name="ce17">
            <text:p>17.172.154<text:s/></text:p>
          </table:table-cell>
          <table:table-cell office:value-type="float" office:value="3588521491.2800002" table:style-name="ce17">
            <text:p>3.588.521.491<text:s/></text:p>
          </table:table-cell>
          <table:table-cell office:value-type="float" office:value="10374172.369999999" table:style-name="ce17">
            <text:p>10.374.172<text:s/></text:p>
          </table:table-cell>
          <table:table-cell office:value-type="float" office:value="7530364420.3999996" table:style-name="ce18">
            <text:p>7.530.364.42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7599.25" table:style-name="ce17">
            <text:p>7.599<text:s/></text:p>
          </table:table-cell>
          <table:table-cell office:value-type="float" office:value="7205.61" table:style-name="ce17">
            <text:p>7.206<text:s/></text:p>
          </table:table-cell>
          <table:table-cell office:value-type="float" office:value="257291.7" table:style-name="ce17">
            <text:p>257.29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96048.77" table:style-name="ce17">
            <text:p>996.049<text:s/></text:p>
          </table:table-cell>
          <table:table-cell office:value-type="float" office:value="21152338.66" table:style-name="ce17">
            <text:p>21.152.339<text:s/></text:p>
          </table:table-cell>
          <table:table-cell office:value-type="float" office:value="62178734.560000002" table:style-name="ce17">
            <text:p>62.178.735<text:s/></text:p>
          </table:table-cell>
          <table:table-cell office:value-type="float" office:value="3630419.25" table:style-name="ce17">
            <text:p>3.630.419<text:s/></text:p>
          </table:table-cell>
          <table:table-cell office:value-type="float" office:value="718718.2" table:style-name="ce17">
            <text:p>718.718<text:s/></text:p>
          </table:table-cell>
          <table:table-cell office:value-type="float" office:value="62.52" table:style-name="ce17">
            <text:p>63<text:s/></text:p>
          </table:table-cell>
          <table:table-cell office:value-type="float" office:value="13966779.560000001" table:style-name="ce17">
            <text:p>13.966.780<text:s/></text:p>
          </table:table-cell>
          <table:table-cell office:value-type="float" office:value="193361.91" table:style-name="ce17">
            <text:p>193.362<text:s/></text:p>
          </table:table-cell>
          <table:table-cell office:value-type="float" office:value="609185.29" table:style-name="ce17">
            <text:p>609.185<text:s/></text:p>
          </table:table-cell>
          <table:table-cell office:value-type="float" office:value="18326096.449999999" table:style-name="ce17">
            <text:p>18.326.096<text:s/></text:p>
          </table:table-cell>
          <table:table-cell office:value-type="float" office:value="4369.4399999999996" table:style-name="ce17">
            <text:p>4.369<text:s/></text:p>
          </table:table-cell>
          <table:table-cell office:value-type="float" office:value="149007.46" table:style-name="ce17">
            <text:p>149.00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6165949.859999999" table:style-name="ce17">
            <text:p>16.165.950<text:s/></text:p>
          </table:table-cell>
          <table:table-cell office:value-type="float" office:value="290832807.20999998" table:style-name="ce17">
            <text:p>290.832.807<text:s/></text:p>
          </table:table-cell>
          <table:table-cell office:value-type="float" office:value="39821.96" table:style-name="ce17">
            <text:p>39.822<text:s/></text:p>
          </table:table-cell>
          <table:table-cell office:value-type="float" office:value="115534.7" table:style-name="ce17">
            <text:p>115.535<text:s/></text:p>
          </table:table-cell>
          <table:table-cell office:value-type="float" office:value="560.01" table:style-name="ce17">
            <text:p>560<text:s/></text:p>
          </table:table-cell>
          <table:table-cell office:value-type="float" office:value="21161220.239999998" table:style-name="ce17">
            <text:p>21.161.220<text:s/></text:p>
          </table:table-cell>
          <table:table-cell office:value-type="float" office:value="1639573.91" table:style-name="ce17">
            <text:p>1.639.574<text:s/></text:p>
          </table:table-cell>
          <table:table-cell office:value-type="float" office:value="3348139.47" table:style-name="ce17">
            <text:p>3.348.139<text:s/></text:p>
          </table:table-cell>
          <table:table-cell office:value-type="float" office:value="763670128.73000002" table:style-name="ce17">
            <text:p>763.670.129<text:s/></text:p>
          </table:table-cell>
          <table:table-cell office:value-type="float" office:value="5580.56" table:style-name="ce17">
            <text:p>5.581<text:s/></text:p>
          </table:table-cell>
          <table:table-cell office:value-type="float" office:value="1219176535.28" table:style-name="ce18">
            <text:p>1.219.176.53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4571994.9099999992" table:style-name="ce17">
            <text:p>4.571.995<text:s/></text:p>
          </table:table-cell>
          <table:table-cell office:value-type="float" office:value="13120293.549999999" table:style-name="ce17">
            <text:p>13.120.294<text:s/></text:p>
          </table:table-cell>
          <table:table-cell office:value-type="float" office:value="77172601.109999999" table:style-name="ce17">
            <text:p>77.172.601<text:s/></text:p>
          </table:table-cell>
          <table:table-cell office:value-type="float" office:value="2271197.7799999998" table:style-name="ce17">
            <text:p>2.271.198<text:s/></text:p>
          </table:table-cell>
          <table:table-cell office:value-type="float" office:value="119249926.03" table:style-name="ce17">
            <text:p>119.249.926<text:s/></text:p>
          </table:table-cell>
          <table:table-cell office:value-type="float" office:value="70087579" table:style-name="ce17">
            <text:p>70.087.579<text:s/></text:p>
          </table:table-cell>
          <table:table-cell office:value-type="float" office:value="270107371.01999998" table:style-name="ce17">
            <text:p>270.107.371<text:s/></text:p>
          </table:table-cell>
          <table:table-cell office:value-type="float" office:value="76491683.319999993" table:style-name="ce17">
            <text:p>76.491.683<text:s/></text:p>
          </table:table-cell>
          <table:table-cell office:value-type="float" office:value="93040784.089999989" table:style-name="ce17">
            <text:p>93.040.784<text:s/></text:p>
          </table:table-cell>
          <table:table-cell office:value-type="float" office:value="30466461.120000001" table:style-name="ce17">
            <text:p>30.466.461<text:s/></text:p>
          </table:table-cell>
          <table:table-cell office:value-type="float" office:value="452772445.94999999" table:style-name="ce17">
            <text:p>452.772.446<text:s/></text:p>
          </table:table-cell>
          <table:table-cell office:value-type="float" office:value="45971654.840000004" table:style-name="ce17">
            <text:p>45.971.655<text:s/></text:p>
          </table:table-cell>
          <table:table-cell office:value-type="float" office:value="69390549.75" table:style-name="ce17">
            <text:p>69.390.550<text:s/></text:p>
          </table:table-cell>
          <table:table-cell office:value-type="float" office:value="50364017.390000001" table:style-name="ce17">
            <text:p>50.364.017<text:s/></text:p>
          </table:table-cell>
          <table:table-cell office:value-type="float" office:value="21933041.410000004" table:style-name="ce17">
            <text:p>21.933.041<text:s/></text:p>
          </table:table-cell>
          <table:table-cell office:value-type="float" office:value="86771351.639999986" table:style-name="ce17">
            <text:p>86.771.352<text:s/></text:p>
          </table:table-cell>
          <table:table-cell office:value-type="float" office:value="16436165.720000001" table:style-name="ce17">
            <text:p>16.436.166<text:s/></text:p>
          </table:table-cell>
          <table:table-cell office:value-type="float" office:value="352101827.73999995" table:style-name="ce17">
            <text:p>352.101.828<text:s/></text:p>
          </table:table-cell>
          <table:table-cell office:value-type="float" office:value="1021556094.0700001" table:style-name="ce17">
            <text:p>1.021.556.094<text:s/></text:p>
          </table:table-cell>
          <table:table-cell office:value-type="float" office:value="22625247.329999994" table:style-name="ce17">
            <text:p>22.625.247<text:s/></text:p>
          </table:table-cell>
          <table:table-cell office:value-type="float" office:value="14873979.290000001" table:style-name="ce17">
            <text:p>14.873.979<text:s/></text:p>
          </table:table-cell>
          <table:table-cell office:value-type="float" office:value="5166568.9099999992" table:style-name="ce17">
            <text:p>5.166.569<text:s/></text:p>
          </table:table-cell>
          <table:table-cell office:value-type="float" office:value="296039523.01999998" table:style-name="ce17">
            <text:p>296.039.523<text:s/></text:p>
          </table:table-cell>
          <table:table-cell office:value-type="float" office:value="249561557.13999996" table:style-name="ce17">
            <text:p>249.561.557<text:s/></text:p>
          </table:table-cell>
          <table:table-cell office:value-type="float" office:value="13824014.629999999" table:style-name="ce17">
            <text:p>13.824.015<text:s/></text:p>
          </table:table-cell>
          <table:table-cell office:value-type="float" office:value="2824851362.5500002" table:style-name="ce17">
            <text:p>2.824.851.363<text:s/></text:p>
          </table:table-cell>
          <table:table-cell office:value-type="float" office:value="10368591.810000001" table:style-name="ce17">
            <text:p>10.368.592<text:s/></text:p>
          </table:table-cell>
          <table:table-cell office:value-type="float" office:value="6311187885.1200008" table:style-name="ce18">
            <text:p>6.311.187.88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8755183.8699999992" table:style-name="ce17">
            <text:p>8.755.184<text:s/></text:p>
          </table:table-cell>
          <table:table-cell office:value-type="float" office:value="32516444.559999999" table:style-name="ce17">
            <text:p>32.516.445<text:s/></text:p>
          </table:table-cell>
          <table:table-cell office:value-type="float" office:value="87626517.129999995" table:style-name="ce17">
            <text:p>87.626.517<text:s/></text:p>
          </table:table-cell>
          <table:table-cell office:value-type="float" office:value="4773321.74" table:style-name="ce17">
            <text:p>4.773.322<text:s/></text:p>
          </table:table-cell>
          <table:table-cell office:value-type="float" office:value="171664728.66999999" table:style-name="ce17">
            <text:p>171.664.729<text:s/></text:p>
          </table:table-cell>
          <table:table-cell office:value-type="float" office:value="177520596.13" table:style-name="ce17">
            <text:p>177.520.596<text:s/></text:p>
          </table:table-cell>
          <table:table-cell office:value-type="float" office:value="3692697261.4699998" table:style-name="ce17">
            <text:p>3.692.697.261<text:s/></text:p>
          </table:table-cell>
          <table:table-cell office:value-type="float" office:value="107120353.05" table:style-name="ce17">
            <text:p>107.120.353<text:s/></text:p>
          </table:table-cell>
          <table:table-cell office:value-type="float" office:value="127996985.97" table:style-name="ce17">
            <text:p>127.996.986<text:s/></text:p>
          </table:table-cell>
          <table:table-cell office:value-type="float" office:value="37163769.670000002" table:style-name="ce17">
            <text:p>37.163.770<text:s/></text:p>
          </table:table-cell>
          <table:table-cell office:value-type="float" office:value="579575969.35000002" table:style-name="ce17">
            <text:p>579.575.969<text:s/></text:p>
          </table:table-cell>
          <table:table-cell office:value-type="float" office:value="55315541.960000001" table:style-name="ce17">
            <text:p>55.315.542<text:s/></text:p>
          </table:table-cell>
          <table:table-cell office:value-type="float" office:value="78564291.810000002" table:style-name="ce17">
            <text:p>78.564.292<text:s/></text:p>
          </table:table-cell>
          <table:table-cell office:value-type="float" office:value="88268804.390000001" table:style-name="ce17">
            <text:p>88.268.804<text:s/></text:p>
          </table:table-cell>
          <table:table-cell office:value-type="float" office:value="56622067.390000001" table:style-name="ce17">
            <text:p>56.622.067<text:s/></text:p>
          </table:table-cell>
          <table:table-cell office:value-type="float" office:value="152870649.97" table:style-name="ce17">
            <text:p>152.870.650<text:s/></text:p>
          </table:table-cell>
          <table:table-cell office:value-type="float" office:value="28567249.539999999" table:style-name="ce17">
            <text:p>28.567.250<text:s/></text:p>
          </table:table-cell>
          <table:table-cell office:value-type="float" office:value="407094507.25" table:style-name="ce17">
            <text:p>407.094.507<text:s/></text:p>
          </table:table-cell>
          <table:table-cell office:value-type="float" office:value="2298748213.0799999" table:style-name="ce17">
            <text:p>2.298.748.213<text:s/></text:p>
          </table:table-cell>
          <table:table-cell office:value-type="float" office:value="50633486.439999998" table:style-name="ce17">
            <text:p>50.633.486<text:s/></text:p>
          </table:table-cell>
          <table:table-cell office:value-type="float" office:value="21948788.050000001" table:style-name="ce17">
            <text:p>21.948.788<text:s/></text:p>
          </table:table-cell>
          <table:table-cell office:value-type="float" office:value="5381774.7599999998" table:style-name="ce17">
            <text:p>5.381.775<text:s/></text:p>
          </table:table-cell>
          <table:table-cell office:value-type="float" office:value="537255262.88" table:style-name="ce17">
            <text:p>537.255.263<text:s/></text:p>
          </table:table-cell>
          <table:table-cell office:value-type="float" office:value="278518870.24000001" table:style-name="ce17">
            <text:p>278.518.870<text:s/></text:p>
          </table:table-cell>
          <table:table-cell office:value-type="float" office:value="31115949.559999999" table:style-name="ce17">
            <text:p>31.115.950<text:s/></text:p>
          </table:table-cell>
          <table:table-cell office:value-type="float" office:value="7183700714.8000002" table:style-name="ce17">
            <text:p>7.183.700.715<text:s/></text:p>
          </table:table-cell>
          <table:table-cell office:value-type="float" office:value="14878792.59" table:style-name="ce17">
            <text:p>14.878.793<text:s/></text:p>
          </table:table-cell>
          <table:table-cell office:value-type="float" office:value="16316896096.32" table:style-name="ce18">
            <text:p>16.316.896.09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7470093.1100000003" table:style-name="ce17">
            <text:p>7.470.093<text:s/></text:p>
          </table:table-cell>
          <table:table-cell office:value-type="float" office:value="28081266.010000002" table:style-name="ce17">
            <text:p>28.081.266<text:s/></text:p>
          </table:table-cell>
          <table:table-cell office:value-type="float" office:value="66893588.990000002" table:style-name="ce17">
            <text:p>66.893.589<text:s/></text:p>
          </table:table-cell>
          <table:table-cell office:value-type="float" office:value="4453725.8099999996" table:style-name="ce17">
            <text:p>4.453.726<text:s/></text:p>
          </table:table-cell>
          <table:table-cell office:value-type="float" office:value="128224530.45" table:style-name="ce17">
            <text:p>128.224.530<text:s/></text:p>
          </table:table-cell>
          <table:table-cell office:value-type="float" office:value="136302347.38999999" table:style-name="ce17">
            <text:p>136.302.347<text:s/></text:p>
          </table:table-cell>
          <table:table-cell office:value-type="float" office:value="3162628574.8400002" table:style-name="ce17">
            <text:p>3.162.628.575<text:s/></text:p>
          </table:table-cell>
          <table:table-cell office:value-type="float" office:value="81578670.430000007" table:style-name="ce17">
            <text:p>81.578.670<text:s/></text:p>
          </table:table-cell>
          <table:table-cell office:value-type="float" office:value="105109534.70999999" table:style-name="ce17">
            <text:p>105.109.535<text:s/></text:p>
          </table:table-cell>
          <table:table-cell office:value-type="float" office:value="33691606.700000003" table:style-name="ce17">
            <text:p>33.691.607<text:s/></text:p>
          </table:table-cell>
          <table:table-cell office:value-type="float" office:value="463273490.73000002" table:style-name="ce17">
            <text:p>463.273.491<text:s/></text:p>
          </table:table-cell>
          <table:table-cell office:value-type="float" office:value="43731197.369999997" table:style-name="ce17">
            <text:p>43.731.197<text:s/></text:p>
          </table:table-cell>
          <table:table-cell office:value-type="float" office:value="63891740.25" table:style-name="ce17">
            <text:p>63.891.740<text:s/></text:p>
          </table:table-cell>
          <table:table-cell office:value-type="float" office:value="77342517.120000005" table:style-name="ce17">
            <text:p>77.342.517<text:s/></text:p>
          </table:table-cell>
          <table:table-cell office:value-type="float" office:value="53645809.600000001" table:style-name="ce17">
            <text:p>53.645.810<text:s/></text:p>
          </table:table-cell>
          <table:table-cell office:value-type="float" office:value="127471697.77" table:style-name="ce17">
            <text:p>127.471.698<text:s/></text:p>
          </table:table-cell>
          <table:table-cell office:value-type="float" office:value="25318054.09" table:style-name="ce17">
            <text:p>25.318.054<text:s/></text:p>
          </table:table-cell>
          <table:table-cell office:value-type="float" office:value="302775559.88" table:style-name="ce17">
            <text:p>302.775.560<text:s/></text:p>
          </table:table-cell>
          <table:table-cell office:value-type="float" office:value="1102919590.2" table:style-name="ce17">
            <text:p>1.102.919.590<text:s/></text:p>
          </table:table-cell>
          <table:table-cell office:value-type="float" office:value="44096788.240000002" table:style-name="ce17">
            <text:p>44.096.788<text:s/></text:p>
          </table:table-cell>
          <table:table-cell office:value-type="float" office:value="19465751.039999999" table:style-name="ce17">
            <text:p>19.465.751<text:s/></text:p>
          </table:table-cell>
          <table:table-cell office:value-type="float" office:value="4965505.68" table:style-name="ce17">
            <text:p>4.965.506<text:s/></text:p>
          </table:table-cell>
          <table:table-cell office:value-type="float" office:value="388144728.13" table:style-name="ce17">
            <text:p>388.144.728<text:s/></text:p>
          </table:table-cell>
          <table:table-cell office:value-type="float" office:value="205348242.46000001" table:style-name="ce17">
            <text:p>205.348.242<text:s/></text:p>
          </table:table-cell>
          <table:table-cell office:value-type="float" office:value="25525589.719999999" table:style-name="ce17">
            <text:p>25.525.590<text:s/></text:p>
          </table:table-cell>
          <table:table-cell office:value-type="float" office:value="3157842930.6100001" table:style-name="ce17">
            <text:p>3.157.842.931<text:s/></text:p>
          </table:table-cell>
          <table:table-cell office:value-type="float" office:value="12687870.98" table:style-name="ce17">
            <text:p>12.687.871<text:s/></text:p>
          </table:table-cell>
          <table:table-cell office:value-type="float" office:value="9872881002.3100014" table:style-name="ce18">
            <text:p>9.872.881.002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534599.06000000006" table:style-name="ce17">
            <text:p>534.599<text:s/></text:p>
          </table:table-cell>
          <table:table-cell office:value-type="float" office:value="2627644.44" table:style-name="ce17">
            <text:p>2.627.644<text:s/></text:p>
          </table:table-cell>
          <table:table-cell office:value-type="float" office:value="4629221.33" table:style-name="ce17">
            <text:p>4.629.221<text:s/></text:p>
          </table:table-cell>
          <table:table-cell office:value-type="float" office:value="54667.35" table:style-name="ce17">
            <text:p>54.667<text:s/></text:p>
          </table:table-cell>
          <table:table-cell office:value-type="float" office:value="15842378.800000001" table:style-name="ce17">
            <text:p>15.842.379<text:s/></text:p>
          </table:table-cell>
          <table:table-cell office:value-type="float" office:value="25733062.73" table:style-name="ce17">
            <text:p>25.733.063<text:s/></text:p>
          </table:table-cell>
          <table:table-cell office:value-type="float" office:value="281732783.67000002" table:style-name="ce17">
            <text:p>281.732.784<text:s/></text:p>
          </table:table-cell>
          <table:table-cell office:value-type="float" office:value="9502025.0899999999" table:style-name="ce17">
            <text:p>9.502.025<text:s/></text:p>
          </table:table-cell>
          <table:table-cell office:value-type="float" office:value="7166350.2999999998" table:style-name="ce17">
            <text:p>7.166.350<text:s/></text:p>
          </table:table-cell>
          <table:table-cell office:value-type="float" office:value="822320.62" table:style-name="ce17">
            <text:p>822.321<text:s/></text:p>
          </table:table-cell>
          <table:table-cell office:value-type="float" office:value="48965582.719999999" table:style-name="ce17">
            <text:p>48.965.583<text:s/></text:p>
          </table:table-cell>
          <table:table-cell office:value-type="float" office:value="3941223.61" table:style-name="ce17">
            <text:p>3.941.224<text:s/></text:p>
          </table:table-cell>
          <table:table-cell office:value-type="float" office:value="5719882.0199999996" table:style-name="ce17">
            <text:p>5.719.882<text:s/></text:p>
          </table:table-cell>
          <table:table-cell office:value-type="float" office:value="4718193.83" table:style-name="ce17">
            <text:p>4.718.194<text:s/></text:p>
          </table:table-cell>
          <table:table-cell office:value-type="float" office:value="1330578.82" table:style-name="ce17">
            <text:p>1.330.579<text:s/></text:p>
          </table:table-cell>
          <table:table-cell office:value-type="float" office:value="11603066.34" table:style-name="ce17">
            <text:p>11.603.066<text:s/></text:p>
          </table:table-cell>
          <table:table-cell office:value-type="float" office:value="1453239.41" table:style-name="ce17">
            <text:p>1.453.239<text:s/></text:p>
          </table:table-cell>
          <table:table-cell office:value-type="float" office:value="40882277.350000001" table:style-name="ce17">
            <text:p>40.882.277<text:s/></text:p>
          </table:table-cell>
          <table:table-cell office:value-type="float" office:value="564825778.01999998" table:style-name="ce17">
            <text:p>564.825.778<text:s/></text:p>
          </table:table-cell>
          <table:table-cell office:value-type="float" office:value="1642314.75" table:style-name="ce17">
            <text:p>1.642.315<text:s/></text:p>
          </table:table-cell>
          <table:table-cell office:value-type="float" office:value="1248330.27" table:style-name="ce17">
            <text:p>1.248.330<text:s/></text:p>
          </table:table-cell>
          <table:table-cell office:value-type="float" office:value="121835.08" table:style-name="ce17">
            <text:p>121.835<text:s/></text:p>
          </table:table-cell>
          <table:table-cell office:value-type="float" office:value="71418910.829999998" table:style-name="ce17">
            <text:p>71.418.911<text:s/></text:p>
          </table:table-cell>
          <table:table-cell office:value-type="float" office:value="29158811.649999999" table:style-name="ce17">
            <text:p>29.158.812<text:s/></text:p>
          </table:table-cell>
          <table:table-cell office:value-type="float" office:value="1543146.65" table:style-name="ce17">
            <text:p>1.543.147<text:s/></text:p>
          </table:table-cell>
          <table:table-cell office:value-type="float" office:value="2018437956.04" table:style-name="ce17">
            <text:p>2.018.437.956<text:s/></text:p>
          </table:table-cell>
          <table:table-cell office:value-type="float" office:value="250367.84" table:style-name="ce17">
            <text:p>250.368<text:s/></text:p>
          </table:table-cell>
          <table:table-cell office:value-type="float" office:value="3155906548.6200004" table:style-name="ce18">
            <text:p>3.155.906.54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10023.209999999999" table:style-name="ce17">
            <text:p>10.023<text:s/></text:p>
          </table:table-cell>
          <table:table-cell office:value-type="float" office:value="133304.98000000001" table:style-name="ce17">
            <text:p>133.305<text:s/></text:p>
          </table:table-cell>
          <table:table-cell office:value-type="float" office:value="11670402.27" table:style-name="ce17">
            <text:p>11.670.402<text:s/></text:p>
          </table:table-cell>
          <table:table-cell office:value-type="float" office:value="148956.53" table:style-name="ce17">
            <text:p>148.957<text:s/></text:p>
          </table:table-cell>
          <table:table-cell office:value-type="float" office:value="17444118.170000002" table:style-name="ce17">
            <text:p>17.444.118<text:s/></text:p>
          </table:table-cell>
          <table:table-cell office:value-type="float" office:value="7414294.4500000002" table:style-name="ce17">
            <text:p>7.414.294<text:s/></text:p>
          </table:table-cell>
          <table:table-cell office:value-type="float" office:value="90146802.670000002" table:style-name="ce17">
            <text:p>90.146.803<text:s/></text:p>
          </table:table-cell>
          <table:table-cell office:value-type="float" office:value="9337781.6300000008" table:style-name="ce17">
            <text:p>9.337.782<text:s/></text:p>
          </table:table-cell>
          <table:table-cell office:value-type="float" office:value="9147925.5500000007" table:style-name="ce17">
            <text:p>9.147.926<text:s/></text:p>
          </table:table-cell>
          <table:table-cell office:value-type="float" office:value="421575.53" table:style-name="ce17">
            <text:p>421.576<text:s/></text:p>
          </table:table-cell>
          <table:table-cell office:value-type="float" office:value="38328040.509999998" table:style-name="ce17">
            <text:p>38.328.041<text:s/></text:p>
          </table:table-cell>
          <table:table-cell office:value-type="float" office:value="5453135.8499999996" table:style-name="ce17">
            <text:p>5.453.136<text:s/></text:p>
          </table:table-cell>
          <table:table-cell office:value-type="float" office:value="4524452.07" table:style-name="ce17">
            <text:p>4.524.452<text:s/></text:p>
          </table:table-cell>
          <table:table-cell office:value-type="float" office:value="2173479.46" table:style-name="ce17">
            <text:p>2.173.479<text:s/></text:p>
          </table:table-cell>
          <table:table-cell office:value-type="float" office:value="337540.34" table:style-name="ce17">
            <text:p>337.540<text:s/></text:p>
          </table:table-cell>
          <table:table-cell office:value-type="float" office:value="5827905.6600000001" table:style-name="ce17">
            <text:p>5.827.906<text:s/></text:p>
          </table:table-cell>
          <table:table-cell office:value-type="float" office:value="108138" table:style-name="ce17">
            <text:p>108.138<text:s/></text:p>
          </table:table-cell>
          <table:table-cell office:value-type="float" office:value="41482867.240000002" table:style-name="ce17">
            <text:p>41.482.867<text:s/></text:p>
          </table:table-cell>
          <table:table-cell office:value-type="float" office:value="537189159.60000002" table:style-name="ce17">
            <text:p>537.189.160<text:s/></text:p>
          </table:table-cell>
          <table:table-cell office:value-type="float" office:value="3032800.81" table:style-name="ce17">
            <text:p>3.032.801<text:s/></text:p>
          </table:table-cell>
          <table:table-cell office:value-type="float" office:value="231844.05" table:style-name="ce17">
            <text:p>231.844<text:s/></text:p>
          </table:table-cell>
          <table:table-cell office:value-type="float" office:value="14638.59" table:style-name="ce17">
            <text:p>14.639<text:s/></text:p>
          </table:table-cell>
          <table:table-cell office:value-type="float" office:value="49992761.859999999" table:style-name="ce17">
            <text:p>49.992.762<text:s/></text:p>
          </table:table-cell>
          <table:table-cell office:value-type="float" office:value="26152774.239999998" table:style-name="ce17">
            <text:p>26.152.774<text:s/></text:p>
          </table:table-cell>
          <table:table-cell office:value-type="float" office:value="2124265.0099999998" table:style-name="ce17">
            <text:p>2.124.265<text:s/></text:p>
          </table:table-cell>
          <table:table-cell office:value-type="float" office:value="1583323009.73" table:style-name="ce17">
            <text:p>1.583.323.010<text:s/></text:p>
          </table:table-cell>
          <table:table-cell office:value-type="float" office:value="703386.89" table:style-name="ce17">
            <text:p>703.387<text:s/></text:p>
          </table:table-cell>
          <table:table-cell office:value-type="float" office:value="2446875384.9000001" table:style-name="ce18">
            <text:p>2.446.875.38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740468.49000000011" table:style-name="ce17">
            <text:p>740.468<text:s/></text:p>
          </table:table-cell>
          <table:table-cell office:value-type="float" office:value="1674229.1300000001" table:style-name="ce17">
            <text:p>1.674.229<text:s/></text:p>
          </table:table-cell>
          <table:table-cell office:value-type="float" office:value="4433304.54" table:style-name="ce17">
            <text:p>4.433.305<text:s/></text:p>
          </table:table-cell>
          <table:table-cell office:value-type="float" office:value="115972.04999999999" table:style-name="ce17">
            <text:p>115.972<text:s/></text:p>
          </table:table-cell>
          <table:table-cell office:value-type="float" office:value="10153701.25" table:style-name="ce17">
            <text:p>10.153.701<text:s/></text:p>
          </table:table-cell>
          <table:table-cell office:value-type="float" office:value="8070891.5600000005" table:style-name="ce17">
            <text:p>8.070.892<text:s/></text:p>
          </table:table-cell>
          <table:table-cell office:value-type="float" office:value="158189100.28999999" table:style-name="ce17">
            <text:p>158.189.100<text:s/></text:p>
          </table:table-cell>
          <table:table-cell office:value-type="float" office:value="6701875.9000000004" table:style-name="ce17">
            <text:p>6.701.876<text:s/></text:p>
          </table:table-cell>
          <table:table-cell office:value-type="float" office:value="6573175.4100000001" table:style-name="ce17">
            <text:p>6.573.175<text:s/></text:p>
          </table:table-cell>
          <table:table-cell office:value-type="float" office:value="2228266.8200000003" table:style-name="ce17">
            <text:p>2.228.267<text:s/></text:p>
          </table:table-cell>
          <table:table-cell office:value-type="float" office:value="29008855.389999997" table:style-name="ce17">
            <text:p>29.008.855<text:s/></text:p>
          </table:table-cell>
          <table:table-cell office:value-type="float" office:value="2189985.13" table:style-name="ce17">
            <text:p>2.189.985<text:s/></text:p>
          </table:table-cell>
          <table:table-cell office:value-type="float" office:value="4428217.47" table:style-name="ce17">
            <text:p>4.428.217<text:s/></text:p>
          </table:table-cell>
          <table:table-cell office:value-type="float" office:value="4034613.98" table:style-name="ce17">
            <text:p>4.034.614<text:s/></text:p>
          </table:table-cell>
          <table:table-cell office:value-type="float" office:value="1308138.6299999999" table:style-name="ce17">
            <text:p>1.308.139<text:s/></text:p>
          </table:table-cell>
          <table:table-cell office:value-type="float" office:value="7967980.2000000002" table:style-name="ce17">
            <text:p>7.967.980<text:s/></text:p>
          </table:table-cell>
          <table:table-cell office:value-type="float" office:value="1687818.04" table:style-name="ce17">
            <text:p>1.687.818<text:s/></text:p>
          </table:table-cell>
          <table:table-cell office:value-type="float" office:value="21953802.780000001" table:style-name="ce17">
            <text:p>21.953.803<text:s/></text:p>
          </table:table-cell>
          <table:table-cell office:value-type="float" office:value="93813685.25999999" table:style-name="ce17">
            <text:p>93.813.685<text:s/></text:p>
          </table:table-cell>
          <table:table-cell office:value-type="float" office:value="1861582.64" table:style-name="ce17">
            <text:p>1.861.583<text:s/></text:p>
          </table:table-cell>
          <table:table-cell office:value-type="float" office:value="1002862.6900000001" table:style-name="ce17">
            <text:p>1.002.863<text:s/></text:p>
          </table:table-cell>
          <table:table-cell office:value-type="float" office:value="279795.41000000003" table:style-name="ce17">
            <text:p>279.795<text:s/></text:p>
          </table:table-cell>
          <table:table-cell office:value-type="float" office:value="27698862.060000002" table:style-name="ce17">
            <text:p>27.698.862<text:s/></text:p>
          </table:table-cell>
          <table:table-cell office:value-type="float" office:value="17859041.889999997" table:style-name="ce17">
            <text:p>17.859.042<text:s/></text:p>
          </table:table-cell>
          <table:table-cell office:value-type="float" office:value="1922948.18" table:style-name="ce17">
            <text:p>1.922.948<text:s/></text:p>
          </table:table-cell>
          <table:table-cell office:value-type="float" office:value="424096818.42000002" table:style-name="ce17">
            <text:p>424.096.818<text:s/></text:p>
          </table:table-cell>
          <table:table-cell office:value-type="float" office:value="1237166.8800000001" table:style-name="ce17">
            <text:p>1.237.167<text:s/></text:p>
          </table:table-cell>
          <table:table-cell office:value-type="float" office:value="841233160.48999989" table:style-name="ce18">
            <text:p>841.233.16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8993.77" table:style-name="ce17">
            <text:p>8.994<text:s/></text:p>
          </table:table-cell>
          <table:table-cell office:value-type="float" office:value="38160.61" table:style-name="ce17">
            <text:p>38.161<text:s/></text:p>
          </table:table-cell>
          <table:table-cell office:value-type="float" office:value="3209555.26" table:style-name="ce17">
            <text:p>3.209.555<text:s/></text:p>
          </table:table-cell>
          <table:table-cell office:value-type="float" office:value="225919.62" table:style-name="ce17">
            <text:p>225.920<text:s/></text:p>
          </table:table-cell>
          <table:table-cell office:value-type="float" office:value="898167.42" table:style-name="ce17">
            <text:p>898.167<text:s/></text:p>
          </table:table-cell>
          <table:table-cell office:value-type="float" office:value="673634.75" table:style-name="ce17">
            <text:p>673.635<text:s/></text:p>
          </table:table-cell>
          <table:table-cell office:value-type="float" office:value="52520489.32" table:style-name="ce17">
            <text:p>52.520.489<text:s/></text:p>
          </table:table-cell>
          <table:table-cell office:value-type="float" office:value="3023732.8" table:style-name="ce17">
            <text:p>3.023.733<text:s/></text:p>
          </table:table-cell>
          <table:table-cell office:value-type="float" office:value="671982.16" table:style-name="ce17">
            <text:p>671.982<text:s/></text:p>
          </table:table-cell>
          <table:table-cell office:value-type="float" office:value="16033.76" table:style-name="ce17">
            <text:p>16.034<text:s/></text:p>
          </table:table-cell>
          <table:table-cell office:value-type="float" office:value="26071027.030000001" table:style-name="ce17">
            <text:p>26.071.027<text:s/></text:p>
          </table:table-cell>
          <table:table-cell office:value-type="float" office:value="288330.11" table:style-name="ce17">
            <text:p>288.330<text:s/></text:p>
          </table:table-cell>
          <table:table-cell office:value-type="float" office:value="2473450.35" table:style-name="ce17">
            <text:p>2.473.450<text:s/></text:p>
          </table:table-cell>
          <table:table-cell office:value-type="float" office:value="4162035.31" table:style-name="ce17">
            <text:p>4.162.035<text:s/></text:p>
          </table:table-cell>
          <table:table-cell office:value-type="float" office:value="64032.6" table:style-name="ce17">
            <text:p>64.033<text:s/></text:p>
          </table:table-cell>
          <table:table-cell office:value-type="float" office:value="1157848.1000000001" table:style-name="ce17">
            <text:p>1.157.848<text:s/></text:p>
          </table:table-cell>
          <table:table-cell office:value-type="float" office:value="158862.88" table:style-name="ce17">
            <text:p>158.863<text:s/></text:p>
          </table:table-cell>
          <table:table-cell office:value-type="float" office:value="11837702.699999999" table:style-name="ce17">
            <text:p>11.837.703<text:s/></text:p>
          </table:table-cell>
          <table:table-cell office:value-type="float" office:value="110298252.70999999" table:style-name="ce17">
            <text:p>110.298.253<text:s/></text:p>
          </table:table-cell>
          <table:table-cell office:value-type="float" office:value="1355419.95" table:style-name="ce17">
            <text:p>1.355.420<text:s/></text:p>
          </table:table-cell>
          <table:table-cell office:value-type="float" office:value="721898.04" table:style-name="ce17">
            <text:p>721.898<text:s/></text:p>
          </table:table-cell>
          <table:table-cell office:value-type="float" office:value="13637.68" table:style-name="ce17">
            <text:p>13.638<text:s/></text:p>
          </table:table-cell>
          <table:table-cell office:value-type="float" office:value="6423332.8499999996" table:style-name="ce17">
            <text:p>6.423.333<text:s/></text:p>
          </table:table-cell>
          <table:table-cell office:value-type="float" office:value="985399.21" table:style-name="ce17">
            <text:p>985.399<text:s/></text:p>
          </table:table-cell>
          <table:table-cell office:value-type="float" office:value="125543.66" table:style-name="ce17">
            <text:p>125.544<text:s/></text:p>
          </table:table-cell>
          <table:table-cell office:value-type="float" office:value="845621185.45000005" table:style-name="ce17">
            <text:p>845.621.185<text:s/></text:p>
          </table:table-cell>
          <table:table-cell office:value-type="float" office:value="580418.32999999996" table:style-name="ce17">
            <text:p>580.418<text:s/></text:p>
          </table:table-cell>
          <table:table-cell office:value-type="float" office:value="1073625046.4300001" table:style-name="ce18">
            <text:p>1.073.625.04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16109.34" table:style-name="ce17">
            <text:p>16.109<text:s/></text:p>
          </table:table-cell>
          <table:table-cell office:value-type="float" office:value="53763.87" table:style-name="ce17">
            <text:p>53.764<text:s/></text:p>
          </table:table-cell>
          <table:table-cell office:value-type="float" office:value="46912.39" table:style-name="ce17">
            <text:p>46.912<text:s/></text:p>
          </table:table-cell>
          <table:table-cell office:value-type="float" office:value="4152.7299999999996" table:style-name="ce17">
            <text:p>4.153<text:s/></text:p>
          </table:table-cell>
          <table:table-cell office:value-type="float" office:value="792619.75" table:style-name="ce17">
            <text:p>792.620<text:s/></text:p>
          </table:table-cell>
          <table:table-cell office:value-type="float" office:value="48094.400000000001" table:style-name="ce17">
            <text:p>48.094<text:s/></text:p>
          </table:table-cell>
          <table:table-cell office:value-type="float" office:value="482976.8" table:style-name="ce17">
            <text:p>482.977<text:s/></text:p>
          </table:table-cell>
          <table:table-cell office:value-type="float" office:value="55943.41" table:style-name="ce17">
            <text:p>55.943<text:s/></text:p>
          </table:table-cell>
          <table:table-cell office:value-type="float" office:value="2132006.86" table:style-name="ce17">
            <text:p>2.132.007<text:s/></text:p>
          </table:table-cell>
          <table:table-cell office:value-type="float" office:value="109204.69" table:style-name="ce17">
            <text:p>109.205<text:s/></text:p>
          </table:table-cell>
          <table:table-cell office:value-type="float" office:value="1358956.12" table:style-name="ce17">
            <text:p>1.358.956<text:s/></text:p>
          </table:table-cell>
          <table:table-cell office:value-type="float" office:value="2263367.7599999998" table:style-name="ce17">
            <text:p>2.263.368<text:s/></text:p>
          </table:table-cell>
          <table:table-cell office:value-type="float" office:value="2923973.04" table:style-name="ce17">
            <text:p>2.923.973<text:s/></text:p>
          </table:table-cell>
          <table:table-cell office:value-type="float" office:value="287846.51" table:style-name="ce17">
            <text:p>287.847<text:s/></text:p>
          </table:table-cell>
          <table:table-cell office:value-type="float" office:value="54279.43" table:style-name="ce17">
            <text:p>54.279<text:s/></text:p>
          </table:table-cell>
          <table:table-cell office:value-type="float" office:value="99768.79" table:style-name="ce17">
            <text:p>99.769<text:s/></text:p>
          </table:table-cell>
          <table:table-cell office:value-type="float" office:value="178867.95" table:style-name="ce17">
            <text:p>178.868<text:s/></text:p>
          </table:table-cell>
          <table:table-cell office:value-type="float" office:value="1806113.48" table:style-name="ce17">
            <text:p>1.806.113<text:s/></text:p>
          </table:table-cell>
          <table:table-cell office:value-type="float" office:value="201964.98" table:style-name="ce17">
            <text:p>201.965<text:s/></text:p>
          </table:table-cell>
          <table:table-cell office:value-type="float" office:value="31057.53" table:style-name="ce17">
            <text:p>31.058<text:s/></text:p>
          </table:table-cell>
          <table:table-cell office:value-type="float" office:value="137993.37" table:style-name="ce17">
            <text:p>137.993<text:s/></text:p>
          </table:table-cell>
          <table:table-cell office:value-type="float" office:value="67147.75" table:style-name="ce17">
            <text:p>67.148<text:s/></text:p>
          </table:table-cell>
          <table:table-cell office:value-type="float" office:value="1437483.54" table:style-name="ce17">
            <text:p>1.437.484<text:s/></text:p>
          </table:table-cell>
          <table:table-cell office:value-type="float" office:value="453153.62" table:style-name="ce17">
            <text:p>453.154<text:s/></text:p>
          </table:table-cell>
          <table:table-cell office:value-type="float" office:value="20946.560000000001" table:style-name="ce17">
            <text:p>20.947<text:s/></text:p>
          </table:table-cell>
          <table:table-cell office:value-type="float" office:value="1759890.95" table:style-name="ce17">
            <text:p>1.759.891<text:s/></text:p>
          </table:table-cell>
          <table:table-cell office:value-type="float" office:value="366326.79" table:style-name="ce17">
            <text:p>366.327<text:s/></text:p>
          </table:table-cell>
          <table:table-cell office:value-type="float" office:value="17190922.409999996" table:style-name="ce18">
            <text:p>17.190.922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4421226.13" table:style-name="ce17">
            <text:p>4.421.226<text:s/></text:p>
          </table:table-cell>
          <table:table-cell office:value-type="float" office:value="27858343.52" table:style-name="ce17">
            <text:p>27.858.344<text:s/></text:p>
          </table:table-cell>
          <table:table-cell office:value-type="float" office:value="100729343.01000001" table:style-name="ce17">
            <text:p>100.729.343<text:s/></text:p>
          </table:table-cell>
          <table:table-cell office:value-type="float" office:value="2684362.91" table:style-name="ce17">
            <text:p>2.684.363<text:s/></text:p>
          </table:table-cell>
          <table:table-cell office:value-type="float" office:value="207086031.59999999" table:style-name="ce17">
            <text:p>207.086.032<text:s/></text:p>
          </table:table-cell>
          <table:table-cell office:value-type="float" office:value="117314978.89" table:style-name="ce17">
            <text:p>117.314.979<text:s/></text:p>
          </table:table-cell>
          <table:table-cell office:value-type="float" office:value="540612784.69999993" table:style-name="ce17">
            <text:p>540.612.785<text:s/></text:p>
          </table:table-cell>
          <table:table-cell office:value-type="float" office:value="213823050.75999999" table:style-name="ce17">
            <text:p>213.823.051<text:s/></text:p>
          </table:table-cell>
          <table:table-cell office:value-type="float" office:value="104146013.88" table:style-name="ce17">
            <text:p>104.146.014<text:s/></text:p>
          </table:table-cell>
          <table:table-cell office:value-type="float" office:value="90006798.379999995" table:style-name="ce17">
            <text:p>90.006.798<text:s/></text:p>
          </table:table-cell>
          <table:table-cell office:value-type="float" office:value="414204785.74000001" table:style-name="ce17">
            <text:p>414.204.786<text:s/></text:p>
          </table:table-cell>
          <table:table-cell office:value-type="float" office:value="42614388.780000001" table:style-name="ce17">
            <text:p>42.614.389<text:s/></text:p>
          </table:table-cell>
          <table:table-cell office:value-type="float" office:value="59922493.579999998" table:style-name="ce17">
            <text:p>59.922.494<text:s/></text:p>
          </table:table-cell>
          <table:table-cell office:value-type="float" office:value="79538261.859999999" table:style-name="ce17">
            <text:p>79.538.262<text:s/></text:p>
          </table:table-cell>
          <table:table-cell office:value-type="float" office:value="25897012.550000001" table:style-name="ce17">
            <text:p>25.897.013<text:s/></text:p>
          </table:table-cell>
          <table:table-cell office:value-type="float" office:value="172089543.41999999" table:style-name="ce17">
            <text:p>172.089.543<text:s/></text:p>
          </table:table-cell>
          <table:table-cell office:value-type="float" office:value="12100890.810000001" table:style-name="ce17">
            <text:p>12.100.891<text:s/></text:p>
          </table:table-cell>
          <table:table-cell office:value-type="float" office:value="619864968.88" table:style-name="ce17">
            <text:p>619.864.969<text:s/></text:p>
          </table:table-cell>
          <table:table-cell office:value-type="float" office:value="1713746614.3499999" table:style-name="ce17">
            <text:p>1.713.746.614<text:s/></text:p>
          </table:table-cell>
          <table:table-cell office:value-type="float" office:value="27115369.48" table:style-name="ce17">
            <text:p>27.115.369<text:s/></text:p>
          </table:table-cell>
          <table:table-cell office:value-type="float" office:value="15317611.26" table:style-name="ce17">
            <text:p>15.317.611<text:s/></text:p>
          </table:table-cell>
          <table:table-cell office:value-type="float" office:value="5153497.05" table:style-name="ce17">
            <text:p>5.153.497<text:s/></text:p>
          </table:table-cell>
          <table:table-cell office:value-type="float" office:value="401142342.72000003" table:style-name="ce17">
            <text:p>401.142.343<text:s/></text:p>
          </table:table-cell>
          <table:table-cell office:value-type="float" office:value="701932540.88999999" table:style-name="ce17">
            <text:p>701.932.541<text:s/></text:p>
          </table:table-cell>
          <table:table-cell office:value-type="float" office:value="18717196.469999999" table:style-name="ce17">
            <text:p>18.717.196<text:s/></text:p>
          </table:table-cell>
          <table:table-cell office:value-type="float" office:value="3860996136.9299998" table:style-name="ce17">
            <text:p>3.860.996.137<text:s/></text:p>
          </table:table-cell>
          <table:table-cell office:value-type="float" office:value="11161564.09" table:style-name="ce17">
            <text:p>11.161.564<text:s/></text:p>
          </table:table-cell>
          <table:table-cell office:value-type="float" office:value="9590198152.6400013" table:style-name="ce18">
            <text:p>9.590.198.15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1923.73" table:style-name="ce17">
            <text:p>11.924<text:s/></text:p>
          </table:table-cell>
          <table:table-cell office:value-type="float" office:value="34625.589999999997" table:style-name="ce17">
            <text:p>34.626<text:s/></text:p>
          </table:table-cell>
          <table:table-cell office:value-type="float" office:value="7688.94" table:style-name="ce17">
            <text:p>7.689<text:s/></text:p>
          </table:table-cell>
          <table:table-cell office:value-type="float" office:value="13813.38" table:style-name="ce17">
            <text:p>13.813<text:s/></text:p>
          </table:table-cell>
          <table:table-cell office:value-type="float" office:value="1859347.51" table:style-name="ce17">
            <text:p>1.859.348<text:s/></text:p>
          </table:table-cell>
          <table:table-cell office:value-type="float" office:value="44198.720000000001" table:style-name="ce17">
            <text:p>44.199<text:s/></text:p>
          </table:table-cell>
          <table:table-cell office:value-type="float" office:value="277568156.63" table:style-name="ce17">
            <text:p>277.568.157<text:s/></text:p>
          </table:table-cell>
          <table:table-cell office:value-type="float" office:value="4362137.6399999997" table:style-name="ce17">
            <text:p>4.362.138<text:s/></text:p>
          </table:table-cell>
          <table:table-cell office:value-type="float" office:value="336516.54" table:style-name="ce17">
            <text:p>336.517<text:s/></text:p>
          </table:table-cell>
          <table:table-cell office:value-type="float" office:value="14284.49" table:style-name="ce17">
            <text:p>14.284<text:s/></text:p>
          </table:table-cell>
          <table:table-cell office:value-type="float" office:value="11237370.220000001" table:style-name="ce17">
            <text:p>11.237.370<text:s/></text:p>
          </table:table-cell>
          <table:table-cell office:value-type="float" office:value="11224.09" table:style-name="ce17">
            <text:p>11.224<text:s/></text:p>
          </table:table-cell>
          <table:table-cell office:value-type="float" office:value="125167.31" table:style-name="ce17">
            <text:p>125.167<text:s/></text:p>
          </table:table-cell>
          <table:table-cell office:value-type="float" office:value="5897339.2999999998" table:style-name="ce17">
            <text:p>5.897.339<text:s/></text:p>
          </table:table-cell>
          <table:table-cell office:value-type="float" office:value="13869.6" table:style-name="ce17">
            <text:p>13.870<text:s/></text:p>
          </table:table-cell>
          <table:table-cell office:value-type="float" office:value="725031.74" table:style-name="ce17">
            <text:p>725.032<text:s/></text:p>
          </table:table-cell>
          <table:table-cell office:value-type="float" office:value="28567.16" table:style-name="ce17">
            <text:p>28.567<text:s/></text:p>
          </table:table-cell>
          <table:table-cell office:value-type="float" office:value="3919021.71" table:style-name="ce17">
            <text:p>3.919.022<text:s/></text:p>
          </table:table-cell>
          <table:table-cell office:value-type="float" office:value="92825062.459999993" table:style-name="ce17">
            <text:p>92.825.062<text:s/></text:p>
          </table:table-cell>
          <table:table-cell office:value-type="float" office:value="35575.53" table:style-name="ce17">
            <text:p>35.576<text:s/></text:p>
          </table:table-cell>
          <table:table-cell office:value-type="float" office:value="170203.24" table:style-name="ce17">
            <text:p>170.203<text:s/></text:p>
          </table:table-cell>
          <table:table-cell office:value-type="float" office:value="3257.89" table:style-name="ce17">
            <text:p>3.258<text:s/></text:p>
          </table:table-cell>
          <table:table-cell office:value-type="float" office:value="4356285.93" table:style-name="ce17">
            <text:p>4.356.286<text:s/></text:p>
          </table:table-cell>
          <table:table-cell office:value-type="float" office:value="711331.22" table:style-name="ce17">
            <text:p>711.331<text:s/></text:p>
          </table:table-cell>
          <table:table-cell office:value-type="float" office:value="2102948.46" table:style-name="ce17">
            <text:p>2.102.948<text:s/></text:p>
          </table:table-cell>
          <table:table-cell office:value-type="float" office:value="435357169.55000001" table:style-name="ce17">
            <text:p>435.357.170<text:s/></text:p>
          </table:table-cell>
          <table:table-cell office:value-type="float" office:value="22241.46" table:style-name="ce17">
            <text:p>22.241<text:s/></text:p>
          </table:table-cell>
          <table:table-cell office:value-type="float" office:value="841794360.04000008" table:style-name="ce18">
            <text:p>841.794.36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4409302.3999999994" table:style-name="ce17">
            <text:p>4.409.302<text:s/></text:p>
          </table:table-cell>
          <table:table-cell office:value-type="float" office:value="27823717.93" table:style-name="ce17">
            <text:p>27.823.718<text:s/></text:p>
          </table:table-cell>
          <table:table-cell office:value-type="float" office:value="100721654.07000001" table:style-name="ce17">
            <text:p>100.721.654<text:s/></text:p>
          </table:table-cell>
          <table:table-cell office:value-type="float" office:value="2670549.5299999998" table:style-name="ce17">
            <text:p>2.670.550<text:s/></text:p>
          </table:table-cell>
          <table:table-cell office:value-type="float" office:value="205226684.09000003" table:style-name="ce17">
            <text:p>205.226.684<text:s/></text:p>
          </table:table-cell>
          <table:table-cell office:value-type="float" office:value="117270780.17" table:style-name="ce17">
            <text:p>117.270.780<text:s/></text:p>
          </table:table-cell>
          <table:table-cell office:value-type="float" office:value="263044628.07000002" table:style-name="ce17">
            <text:p>263.044.628<text:s/></text:p>
          </table:table-cell>
          <table:table-cell office:value-type="float" office:value="209460913.11999997" table:style-name="ce17">
            <text:p>209.460.913<text:s/></text:p>
          </table:table-cell>
          <table:table-cell office:value-type="float" office:value="103809497.34" table:style-name="ce17">
            <text:p>103.809.497<text:s/></text:p>
          </table:table-cell>
          <table:table-cell office:value-type="float" office:value="89992513.890000001" table:style-name="ce17">
            <text:p>89.992.514<text:s/></text:p>
          </table:table-cell>
          <table:table-cell office:value-type="float" office:value="402967415.51999992" table:style-name="ce17">
            <text:p>402.967.416<text:s/></text:p>
          </table:table-cell>
          <table:table-cell office:value-type="float" office:value="42603164.689999998" table:style-name="ce17">
            <text:p>42.603.165<text:s/></text:p>
          </table:table-cell>
          <table:table-cell office:value-type="float" office:value="59797326.270000003" table:style-name="ce17">
            <text:p>59.797.326<text:s/></text:p>
          </table:table-cell>
          <table:table-cell office:value-type="float" office:value="73640922.560000002" table:style-name="ce17">
            <text:p>73.640.923<text:s/></text:p>
          </table:table-cell>
          <table:table-cell office:value-type="float" office:value="25883142.950000003" table:style-name="ce17">
            <text:p>25.883.143<text:s/></text:p>
          </table:table-cell>
          <table:table-cell office:value-type="float" office:value="171364511.68000001" table:style-name="ce17">
            <text:p>171.364.512<text:s/></text:p>
          </table:table-cell>
          <table:table-cell office:value-type="float" office:value="12072323.649999999" table:style-name="ce17">
            <text:p>12.072.324<text:s/></text:p>
          </table:table-cell>
          <table:table-cell office:value-type="float" office:value="615945947.16999996" table:style-name="ce17">
            <text:p>615.945.947<text:s/></text:p>
          </table:table-cell>
          <table:table-cell office:value-type="float" office:value="1620921551.8900001" table:style-name="ce17">
            <text:p>1.620.921.552<text:s/></text:p>
          </table:table-cell>
          <table:table-cell office:value-type="float" office:value="27079793.950000003" table:style-name="ce17">
            <text:p>27.079.794<text:s/></text:p>
          </table:table-cell>
          <table:table-cell office:value-type="float" office:value="15147408.020000001" table:style-name="ce17">
            <text:p>15.147.408<text:s/></text:p>
          </table:table-cell>
          <table:table-cell office:value-type="float" office:value="5150239.16" table:style-name="ce17">
            <text:p>5.150.239<text:s/></text:p>
          </table:table-cell>
          <table:table-cell office:value-type="float" office:value="396786056.79000002" table:style-name="ce17">
            <text:p>396.786.057<text:s/></text:p>
          </table:table-cell>
          <table:table-cell office:value-type="float" office:value="701221209.67000008" table:style-name="ce17">
            <text:p>701.221.210<text:s/></text:p>
          </table:table-cell>
          <table:table-cell office:value-type="float" office:value="16614248.01" table:style-name="ce17">
            <text:p>16.614.248<text:s/></text:p>
          </table:table-cell>
          <table:table-cell office:value-type="float" office:value="3425638967.3799996" table:style-name="ce17">
            <text:p>3.425.638.967<text:s/></text:p>
          </table:table-cell>
          <table:table-cell office:value-type="float" office:value="11139322.630000001" table:style-name="ce17">
            <text:p>11.139.323<text:s/></text:p>
          </table:table-cell>
          <table:table-cell office:value-type="float" office:value="8748403792.6000004" table:style-name="ce18">
            <text:p>8.748.403.79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730642.37" table:style-name="ce17">
            <text:p>3.730.642<text:s/></text:p>
          </table:table-cell>
          <table:table-cell office:value-type="float" office:value="8221685.1399999997" table:style-name="ce17">
            <text:p>8.221.685<text:s/></text:p>
          </table:table-cell>
          <table:table-cell office:value-type="float" office:value="34121389.060000002" table:style-name="ce17">
            <text:p>34.121.389<text:s/></text:p>
          </table:table-cell>
          <table:table-cell office:value-type="float" office:value="1235817.53" table:style-name="ce17">
            <text:p>1.235.818<text:s/></text:p>
          </table:table-cell>
          <table:table-cell office:value-type="float" office:value="55355255.710000001" table:style-name="ce17">
            <text:p>55.355.256<text:s/></text:p>
          </table:table-cell>
          <table:table-cell office:value-type="float" office:value="37321761.710000001" table:style-name="ce17">
            <text:p>37.321.762<text:s/></text:p>
          </table:table-cell>
          <table:table-cell office:value-type="float" office:value="285800229.18000001" table:style-name="ce17">
            <text:p>285.800.229<text:s/></text:p>
          </table:table-cell>
          <table:table-cell office:value-type="float" office:value="65427079.789999999" table:style-name="ce17">
            <text:p>65.427.080<text:s/></text:p>
          </table:table-cell>
          <table:table-cell office:value-type="float" office:value="48402135.609999999" table:style-name="ce17">
            <text:p>48.402.136<text:s/></text:p>
          </table:table-cell>
          <table:table-cell office:value-type="float" office:value="22924282.030000001" table:style-name="ce17">
            <text:p>22.924.282<text:s/></text:p>
          </table:table-cell>
          <table:table-cell office:value-type="float" office:value="128275730.23999999" table:style-name="ce17">
            <text:p>128.275.730<text:s/></text:p>
          </table:table-cell>
          <table:table-cell office:value-type="float" office:value="21475904.809999999" table:style-name="ce17">
            <text:p>21.475.905<text:s/></text:p>
          </table:table-cell>
          <table:table-cell office:value-type="float" office:value="21208096.859999999" table:style-name="ce17">
            <text:p>21.208.097<text:s/></text:p>
          </table:table-cell>
          <table:table-cell office:value-type="float" office:value="27439203.710000001" table:style-name="ce17">
            <text:p>27.439.204<text:s/></text:p>
          </table:table-cell>
          <table:table-cell office:value-type="float" office:value="9252048.9199999999" table:style-name="ce17">
            <text:p>9.252.049<text:s/></text:p>
          </table:table-cell>
          <table:table-cell office:value-type="float" office:value="50071810.270000003" table:style-name="ce17">
            <text:p>50.071.810<text:s/></text:p>
          </table:table-cell>
          <table:table-cell office:value-type="float" office:value="4270356.68" table:style-name="ce17">
            <text:p>4.270.357<text:s/></text:p>
          </table:table-cell>
          <table:table-cell office:value-type="float" office:value="188342167.66" table:style-name="ce17">
            <text:p>188.342.168<text:s/></text:p>
          </table:table-cell>
          <table:table-cell office:value-type="float" office:value="742626748.95000005" table:style-name="ce17">
            <text:p>742.626.749<text:s/></text:p>
          </table:table-cell>
          <table:table-cell office:value-type="float" office:value="9615805.8900000006" table:style-name="ce17">
            <text:p>9.615.806<text:s/></text:p>
          </table:table-cell>
          <table:table-cell office:value-type="float" office:value="7012335.3799999999" table:style-name="ce17">
            <text:p>7.012.335<text:s/></text:p>
          </table:table-cell>
          <table:table-cell office:value-type="float" office:value="3826817.64" table:style-name="ce17">
            <text:p>3.826.818<text:s/></text:p>
          </table:table-cell>
          <table:table-cell office:value-type="float" office:value="112730514.83" table:style-name="ce17">
            <text:p>112.730.515<text:s/></text:p>
          </table:table-cell>
          <table:table-cell office:value-type="float" office:value="170922995.47" table:style-name="ce17">
            <text:p>170.922.995<text:s/></text:p>
          </table:table-cell>
          <table:table-cell office:value-type="float" office:value="7732605.4900000002" table:style-name="ce17">
            <text:p>7.732.605<text:s/></text:p>
          </table:table-cell>
          <table:table-cell office:value-type="float" office:value="909049208.86000001" table:style-name="ce17">
            <text:p>909.049.209<text:s/></text:p>
          </table:table-cell>
          <table:table-cell office:value-type="float" office:value="5268343.0599999996" table:style-name="ce17">
            <text:p>5.268.343<text:s/></text:p>
          </table:table-cell>
          <table:table-cell office:value-type="float" office:value="2981660972.8500004" table:style-name="ce18">
            <text:p>2.981.660.97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911.08" table:style-name="ce17">
            <text:p>1.911<text:s/></text:p>
          </table:table-cell>
          <table:table-cell office:value-type="float" office:value="5729.97" table:style-name="ce17">
            <text:p>5.730<text:s/></text:p>
          </table:table-cell>
          <table:table-cell office:value-type="float" office:value="1244.4100000000001" table:style-name="ce17">
            <text:p>1.244<text:s/></text:p>
          </table:table-cell>
          <table:table-cell office:value-type="float" office:value="2244.67" table:style-name="ce17">
            <text:p>2.245<text:s/></text:p>
          </table:table-cell>
          <table:table-cell office:value-type="float" office:value="301281.21000000002" table:style-name="ce17">
            <text:p>301.281<text:s/></text:p>
          </table:table-cell>
          <table:table-cell office:value-type="float" office:value="9273.06" table:style-name="ce17">
            <text:p>9.273<text:s/></text:p>
          </table:table-cell>
          <table:table-cell office:value-type="float" office:value="31346524.43" table:style-name="ce17">
            <text:p>31.346.524<text:s/></text:p>
          </table:table-cell>
          <table:table-cell office:value-type="float" office:value="727182.71" table:style-name="ce17">
            <text:p>727.183<text:s/></text:p>
          </table:table-cell>
          <table:table-cell office:value-type="float" office:value="52710.03" table:style-name="ce17">
            <text:p>52.710<text:s/></text:p>
          </table:table-cell>
          <table:table-cell office:value-type="float" office:value="2282.5100000000002" table:style-name="ce17">
            <text:p>2.283<text:s/></text:p>
          </table:table-cell>
          <table:table-cell office:value-type="float" office:value="1818826.19" table:style-name="ce17">
            <text:p>1.818.826<text:s/></text:p>
          </table:table-cell>
          <table:table-cell office:value-type="float" office:value="1657.68" table:style-name="ce17">
            <text:p>1.658<text:s/></text:p>
          </table:table-cell>
          <table:table-cell office:value-type="float" office:value="20326.830000000002" table:style-name="ce17">
            <text:p>20.327<text:s/></text:p>
          </table:table-cell>
          <table:table-cell office:value-type="float" office:value="962494.06" table:style-name="ce17">
            <text:p>962.494<text:s/></text:p>
          </table:table-cell>
          <table:table-cell office:value-type="float" office:value="2571.0500000000002" table:style-name="ce17">
            <text:p>2.571<text:s/></text:p>
          </table:table-cell>
          <table:table-cell office:value-type="float" office:value="124727.41" table:style-name="ce17">
            <text:p>124.727<text:s/></text:p>
          </table:table-cell>
          <table:table-cell office:value-type="float" office:value="4834.9399999999996" table:style-name="ce17">
            <text:p>4.835<text:s/></text:p>
          </table:table-cell>
          <table:table-cell office:value-type="float" office:value="635633.75" table:style-name="ce17">
            <text:p>635.634<text:s/></text:p>
          </table:table-cell>
          <table:table-cell office:value-type="float" office:value="15051218.98" table:style-name="ce17">
            <text:p>15.051.219<text:s/></text:p>
          </table:table-cell>
          <table:table-cell office:value-type="float" office:value="5089.83" table:style-name="ce17">
            <text:p>5.090<text:s/></text:p>
          </table:table-cell>
          <table:table-cell office:value-type="float" office:value="24456.9" table:style-name="ce17">
            <text:p>24.457<text:s/></text:p>
          </table:table-cell>
          <table:table-cell office:value-type="float" office:value="516.74" table:style-name="ce17">
            <text:p>517<text:s/></text:p>
          </table:table-cell>
          <table:table-cell office:value-type="float" office:value="714676.54" table:style-name="ce17">
            <text:p>714.677<text:s/></text:p>
          </table:table-cell>
          <table:table-cell office:value-type="float" office:value="123191.32" table:style-name="ce17">
            <text:p>123.191<text:s/></text:p>
          </table:table-cell>
          <table:table-cell office:value-type="float" office:value="350584.19" table:style-name="ce17">
            <text:p>350.584<text:s/></text:p>
          </table:table-cell>
          <table:table-cell office:value-type="float" office:value="70819498.579999998" table:style-name="ce17">
            <text:p>70.819.499<text:s/></text:p>
          </table:table-cell>
          <table:table-cell office:value-type="float" office:value="4011.99" table:style-name="ce17">
            <text:p>4.012<text:s/></text:p>
          </table:table-cell>
          <table:table-cell office:value-type="float" office:value="123114701.05999999" table:style-name="ce18">
            <text:p>123.114.701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728731.29" table:style-name="ce17">
            <text:p>3.728.731<text:s/></text:p>
          </table:table-cell>
          <table:table-cell office:value-type="float" office:value="8215955.1699999999" table:style-name="ce17">
            <text:p>8.215.955<text:s/></text:p>
          </table:table-cell>
          <table:table-cell office:value-type="float" office:value="34120144.649999999" table:style-name="ce17">
            <text:p>34.120.145<text:s/></text:p>
          </table:table-cell>
          <table:table-cell office:value-type="float" office:value="1233572.8600000001" table:style-name="ce17">
            <text:p>1.233.573<text:s/></text:p>
          </table:table-cell>
          <table:table-cell office:value-type="float" office:value="55053974.5" table:style-name="ce17">
            <text:p>55.053.975<text:s/></text:p>
          </table:table-cell>
          <table:table-cell office:value-type="float" office:value="37312488.649999999" table:style-name="ce17">
            <text:p>37.312.489<text:s/></text:p>
          </table:table-cell>
          <table:table-cell office:value-type="float" office:value="254453704.75" table:style-name="ce17">
            <text:p>254.453.705<text:s/></text:p>
          </table:table-cell>
          <table:table-cell office:value-type="float" office:value="64699897.079999991" table:style-name="ce17">
            <text:p>64.699.897<text:s/></text:p>
          </table:table-cell>
          <table:table-cell office:value-type="float" office:value="48349425.579999998" table:style-name="ce17">
            <text:p>48.349.426<text:s/></text:p>
          </table:table-cell>
          <table:table-cell office:value-type="float" office:value="22921999.520000003" table:style-name="ce17">
            <text:p>22.922.000<text:s/></text:p>
          </table:table-cell>
          <table:table-cell office:value-type="float" office:value="126456904.05" table:style-name="ce17">
            <text:p>126.456.904<text:s/></text:p>
          </table:table-cell>
          <table:table-cell office:value-type="float" office:value="21474247.130000003" table:style-name="ce17">
            <text:p>21.474.247<text:s/></text:p>
          </table:table-cell>
          <table:table-cell office:value-type="float" office:value="21187770.030000001" table:style-name="ce17">
            <text:p>21.187.770<text:s/></text:p>
          </table:table-cell>
          <table:table-cell office:value-type="float" office:value="26476709.649999999" table:style-name="ce17">
            <text:p>26.476.710<text:s/></text:p>
          </table:table-cell>
          <table:table-cell office:value-type="float" office:value="9249477.8699999992" table:style-name="ce17">
            <text:p>9.249.478<text:s/></text:p>
          </table:table-cell>
          <table:table-cell office:value-type="float" office:value="49947082.859999999" table:style-name="ce17">
            <text:p>49.947.083<text:s/></text:p>
          </table:table-cell>
          <table:table-cell office:value-type="float" office:value="4265521.74" table:style-name="ce17">
            <text:p>4.265.522<text:s/></text:p>
          </table:table-cell>
          <table:table-cell office:value-type="float" office:value="187706533.91" table:style-name="ce17">
            <text:p>187.706.534<text:s/></text:p>
          </table:table-cell>
          <table:table-cell office:value-type="float" office:value="727575529.97000003" table:style-name="ce17">
            <text:p>727.575.530<text:s/></text:p>
          </table:table-cell>
          <table:table-cell office:value-type="float" office:value="9610716.0600000005" table:style-name="ce17">
            <text:p>9.610.716<text:s/></text:p>
          </table:table-cell>
          <table:table-cell office:value-type="float" office:value="6987878.4799999995" table:style-name="ce17">
            <text:p>6.987.878<text:s/></text:p>
          </table:table-cell>
          <table:table-cell office:value-type="float" office:value="3826300.9" table:style-name="ce17">
            <text:p>3.826.301<text:s/></text:p>
          </table:table-cell>
          <table:table-cell office:value-type="float" office:value="112015838.29000001" table:style-name="ce17">
            <text:p>112.015.838<text:s/></text:p>
          </table:table-cell>
          <table:table-cell office:value-type="float" office:value="170799804.15000001" table:style-name="ce17">
            <text:p>170.799.804<text:s/></text:p>
          </table:table-cell>
          <table:table-cell office:value-type="float" office:value="7382021.3000000007" table:style-name="ce17">
            <text:p>7.382.021<text:s/></text:p>
          </table:table-cell>
          <table:table-cell office:value-type="float" office:value="838229710.28000009" table:style-name="ce17">
            <text:p>838.229.710<text:s/></text:p>
          </table:table-cell>
          <table:table-cell office:value-type="float" office:value="5264331.07" table:style-name="ce17">
            <text:p>5.264.331<text:s/></text:p>
          </table:table-cell>
          <table:table-cell office:value-type="float" office:value="2858546271.79" table:style-name="ce18">
            <text:p>2.858.546.272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2981904.29" table:style-name="ce17">
            <text:p>2.981.904<text:s/></text:p>
          </table:table-cell>
          <table:table-cell office:value-type="float" office:value="8125187.5800000001" table:style-name="ce17">
            <text:p>8.125.188<text:s/></text:p>
          </table:table-cell>
          <table:table-cell office:value-type="float" office:value="57901608.869999997" table:style-name="ce17">
            <text:p>57.901.609<text:s/></text:p>
          </table:table-cell>
          <table:table-cell office:value-type="float" office:value="1367453.05" table:style-name="ce17">
            <text:p>1.367.453<text:s/></text:p>
          </table:table-cell>
          <table:table-cell office:value-type="float" office:value="87628124.659999996" table:style-name="ce17">
            <text:p>87.628.125<text:s/></text:p>
          </table:table-cell>
          <table:table-cell office:value-type="float" office:value="63060246.979999997" table:style-name="ce17">
            <text:p>63.060.247<text:s/></text:p>
          </table:table-cell>
          <table:table-cell office:value-type="float" office:value="159974450.41999999" table:style-name="ce17">
            <text:p>159.974.450<text:s/></text:p>
          </table:table-cell>
          <table:table-cell office:value-type="float" office:value="42589258.439999998" table:style-name="ce17">
            <text:p>42.589.258<text:s/></text:p>
          </table:table-cell>
          <table:table-cell office:value-type="float" office:value="52403972.020000003" table:style-name="ce17">
            <text:p>52.403.972<text:s/></text:p>
          </table:table-cell>
          <table:table-cell office:value-type="float" office:value="18002543" table:style-name="ce17">
            <text:p>18.002.543<text:s/></text:p>
          </table:table-cell>
          <table:table-cell office:value-type="float" office:value="233773523.63999999" table:style-name="ce17">
            <text:p>233.773.524<text:s/></text:p>
          </table:table-cell>
          <table:table-cell office:value-type="float" office:value="23747137.34" table:style-name="ce17">
            <text:p>23.747.137<text:s/></text:p>
          </table:table-cell>
          <table:table-cell office:value-type="float" office:value="39507163.280000001" table:style-name="ce17">
            <text:p>39.507.163<text:s/></text:p>
          </table:table-cell>
          <table:table-cell office:value-type="float" office:value="43237804.390000001" table:style-name="ce17">
            <text:p>43.237.804<text:s/></text:p>
          </table:table-cell>
          <table:table-cell office:value-type="float" office:value="13584324.75" table:style-name="ce17">
            <text:p>13.584.325<text:s/></text:p>
          </table:table-cell>
          <table:table-cell office:value-type="float" office:value="64086567.68" table:style-name="ce17">
            <text:p>64.086.568<text:s/></text:p>
          </table:table-cell>
          <table:table-cell office:value-type="float" office:value="10155834.42" table:style-name="ce17">
            <text:p>10.155.834<text:s/></text:p>
          </table:table-cell>
          <table:table-cell office:value-type="float" office:value="175002575.84999999" table:style-name="ce17">
            <text:p>175.002.576<text:s/></text:p>
          </table:table-cell>
          <table:table-cell office:value-type="float" office:value="644988031.33000004" table:style-name="ce17">
            <text:p>644.988.031<text:s/></text:p>
          </table:table-cell>
          <table:table-cell office:value-type="float" office:value="13883795.550000001" table:style-name="ce17">
            <text:p>13.883.796<text:s/></text:p>
          </table:table-cell>
          <table:table-cell office:value-type="float" office:value="9207449.4100000001" table:style-name="ce17">
            <text:p>9.207.449<text:s/></text:p>
          </table:table-cell>
          <table:table-cell office:value-type="float" office:value="3235733.38" table:style-name="ce17">
            <text:p>3.235.733<text:s/></text:p>
          </table:table-cell>
          <table:table-cell office:value-type="float" office:value="171855050.97999999" table:style-name="ce17">
            <text:p>171.855.051<text:s/></text:p>
          </table:table-cell>
          <table:table-cell office:value-type="float" office:value="125635142.67" table:style-name="ce17">
            <text:p>125.635.143<text:s/></text:p>
          </table:table-cell>
          <table:table-cell office:value-type="float" office:value="13116123" table:style-name="ce17">
            <text:p>13.116.123<text:s/></text:p>
          </table:table-cell>
          <table:table-cell office:value-type="float" office:value="1794940480.4000001" table:style-name="ce17">
            <text:p>1.794.940.480<text:s/></text:p>
          </table:table-cell>
          <table:table-cell office:value-type="float" office:value="6746028.1600000001" table:style-name="ce17">
            <text:p>6.746.028<text:s/></text:p>
          </table:table-cell>
          <table:table-cell office:value-type="float" office:value="3880737515.54" table:style-name="ce18">
            <text:p>3.880.737.51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9263.17" table:style-name="ce17">
            <text:p>9.263<text:s/></text:p>
          </table:table-cell>
          <table:table-cell office:value-type="float" office:value="6075.91" table:style-name="ce17">
            <text:p>6.076<text:s/></text:p>
          </table:table-cell>
          <table:table-cell office:value-type="float" office:value="161376.88" table:style-name="ce17">
            <text:p>161.37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40462.01" table:style-name="ce17">
            <text:p>640.462<text:s/></text:p>
          </table:table-cell>
          <table:table-cell office:value-type="float" office:value="13189468.300000001" table:style-name="ce17">
            <text:p>13.189.468<text:s/></text:p>
          </table:table-cell>
          <table:table-cell office:value-type="float" office:value="22140054.199999999" table:style-name="ce17">
            <text:p>22.140.054<text:s/></text:p>
          </table:table-cell>
          <table:table-cell office:value-type="float" office:value="2761863.6" table:style-name="ce17">
            <text:p>2.761.864<text:s/></text:p>
          </table:table-cell>
          <table:table-cell office:value-type="float" office:value="514403.25" table:style-name="ce17">
            <text:p>514.403<text:s/></text:p>
          </table:table-cell>
          <table:table-cell office:value-type="float" office:value="826.53" table:style-name="ce17">
            <text:p>827<text:s/></text:p>
          </table:table-cell>
          <table:table-cell office:value-type="float" office:value="6706401.04" table:style-name="ce17">
            <text:p>6.706.401<text:s/></text:p>
          </table:table-cell>
          <table:table-cell office:value-type="float" office:value="156353.63" table:style-name="ce17">
            <text:p>156.354<text:s/></text:p>
          </table:table-cell>
          <table:table-cell office:value-type="float" office:value="521043.71" table:style-name="ce17">
            <text:p>521.044<text:s/></text:p>
          </table:table-cell>
          <table:table-cell office:value-type="float" office:value="13881802.83" table:style-name="ce17">
            <text:p>13.881.803<text:s/></text:p>
          </table:table-cell>
          <table:table-cell office:value-type="float" office:value="5655.88" table:style-name="ce17">
            <text:p>5.656<text:s/></text:p>
          </table:table-cell>
          <table:table-cell office:value-type="float" office:value="121293.19" table:style-name="ce17">
            <text:p>121.29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031736.68" table:style-name="ce17">
            <text:p>10.031.737<text:s/></text:p>
          </table:table-cell>
          <table:table-cell office:value-type="float" office:value="164281460.97999999" table:style-name="ce17">
            <text:p>164.281.461<text:s/></text:p>
          </table:table-cell>
          <table:table-cell office:value-type="float" office:value="65213.27" table:style-name="ce17">
            <text:p>65.213<text:s/></text:p>
          </table:table-cell>
          <table:table-cell office:value-type="float" office:value="104403.91" table:style-name="ce17">
            <text:p>104.404<text:s/></text:p>
          </table:table-cell>
          <table:table-cell office:value-type="float" office:value="1277.93" table:style-name="ce17">
            <text:p>1.278<text:s/></text:p>
          </table:table-cell>
          <table:table-cell office:value-type="float" office:value="19595936.559999999" table:style-name="ce17">
            <text:p>19.595.937<text:s/></text:p>
          </table:table-cell>
          <table:table-cell office:value-type="float" office:value="1070634.45" table:style-name="ce17">
            <text:p>1.070.634<text:s/></text:p>
          </table:table-cell>
          <table:table-cell office:value-type="float" office:value="2911256.3" table:style-name="ce17">
            <text:p>2.911.256<text:s/></text:p>
          </table:table-cell>
          <table:table-cell office:value-type="float" office:value="442884018.29000002" table:style-name="ce17">
            <text:p>442.884.018<text:s/></text:p>
          </table:table-cell>
          <table:table-cell office:value-type="float" office:value="8726.23" table:style-name="ce17">
            <text:p>8.726<text:s/></text:p>
          </table:table-cell>
          <table:table-cell office:value-type="float" office:value="701771008.73000002" table:style-name="ce18">
            <text:p>701.771.00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2972641.12" table:style-name="ce17">
            <text:p>2.972.641<text:s/></text:p>
          </table:table-cell>
          <table:table-cell office:value-type="float" office:value="8119111.6699999999" table:style-name="ce17">
            <text:p>8.119.112<text:s/></text:p>
          </table:table-cell>
          <table:table-cell office:value-type="float" office:value="57740231.989999995" table:style-name="ce17">
            <text:p>57.740.232<text:s/></text:p>
          </table:table-cell>
          <table:table-cell office:value-type="float" office:value="1367453.05" table:style-name="ce17">
            <text:p>1.367.453<text:s/></text:p>
          </table:table-cell>
          <table:table-cell office:value-type="float" office:value="86987662.650000006" table:style-name="ce17">
            <text:p>86.987.663<text:s/></text:p>
          </table:table-cell>
          <table:table-cell office:value-type="float" office:value="49870778.68" table:style-name="ce17">
            <text:p>49.870.779<text:s/></text:p>
          </table:table-cell>
          <table:table-cell office:value-type="float" office:value="137834396.22" table:style-name="ce17">
            <text:p>137.834.396<text:s/></text:p>
          </table:table-cell>
          <table:table-cell office:value-type="float" office:value="39827394.840000004" table:style-name="ce17">
            <text:p>39.827.395<text:s/></text:p>
          </table:table-cell>
          <table:table-cell office:value-type="float" office:value="51889568.769999996" table:style-name="ce17">
            <text:p>51.889.569<text:s/></text:p>
          </table:table-cell>
          <table:table-cell office:value-type="float" office:value="18001716.469999999" table:style-name="ce17">
            <text:p>18.001.716<text:s/></text:p>
          </table:table-cell>
          <table:table-cell office:value-type="float" office:value="227067122.59999999" table:style-name="ce17">
            <text:p>227.067.123<text:s/></text:p>
          </table:table-cell>
          <table:table-cell office:value-type="float" office:value="23590783.710000001" table:style-name="ce17">
            <text:p>23.590.784<text:s/></text:p>
          </table:table-cell>
          <table:table-cell office:value-type="float" office:value="38986119.57" table:style-name="ce17">
            <text:p>38.986.120<text:s/></text:p>
          </table:table-cell>
          <table:table-cell office:value-type="float" office:value="29356001.560000002" table:style-name="ce17">
            <text:p>29.356.002<text:s/></text:p>
          </table:table-cell>
          <table:table-cell office:value-type="float" office:value="13578668.870000001" table:style-name="ce17">
            <text:p>13.578.669<text:s/></text:p>
          </table:table-cell>
          <table:table-cell office:value-type="float" office:value="63965274.490000002" table:style-name="ce17">
            <text:p>63.965.274<text:s/></text:p>
          </table:table-cell>
          <table:table-cell office:value-type="float" office:value="10155834.420000002" table:style-name="ce17">
            <text:p>10.155.834<text:s/></text:p>
          </table:table-cell>
          <table:table-cell office:value-type="float" office:value="164970839.16999999" table:style-name="ce17">
            <text:p>164.970.839<text:s/></text:p>
          </table:table-cell>
          <table:table-cell office:value-type="float" office:value="480706570.34999996" table:style-name="ce17">
            <text:p>480.706.570<text:s/></text:p>
          </table:table-cell>
          <table:table-cell office:value-type="float" office:value="13818582.279999999" table:style-name="ce17">
            <text:p>13.818.582<text:s/></text:p>
          </table:table-cell>
          <table:table-cell office:value-type="float" office:value="9103045.5" table:style-name="ce17">
            <text:p>9.103.046<text:s/></text:p>
          </table:table-cell>
          <table:table-cell office:value-type="float" office:value="3234455.45" table:style-name="ce17">
            <text:p>3.234.455<text:s/></text:p>
          </table:table-cell>
          <table:table-cell office:value-type="float" office:value="152259114.41999999" table:style-name="ce17">
            <text:p>152.259.114<text:s/></text:p>
          </table:table-cell>
          <table:table-cell office:value-type="float" office:value="124564508.22" table:style-name="ce17">
            <text:p>124.564.508<text:s/></text:p>
          </table:table-cell>
          <table:table-cell office:value-type="float" office:value="10204866.699999999" table:style-name="ce17">
            <text:p>10.204.867<text:s/></text:p>
          </table:table-cell>
          <table:table-cell office:value-type="float" office:value="1352056462.1100001" table:style-name="ce17">
            <text:p>1.352.056.462<text:s/></text:p>
          </table:table-cell>
          <table:table-cell office:value-type="float" office:value="6737301.9299999997" table:style-name="ce17">
            <text:p>6.737.302<text:s/></text:p>
          </table:table-cell>
          <table:table-cell office:value-type="float" office:value="3178966506.8099999" table:style-name="ce18">
            <text:p>3.178.966.507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5320.67" table:style-name="ce17">
            <text:p>5.32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721.79" table:style-name="ce17">
            <text:p>2.722<text:s/></text:p>
          </table:table-cell>
          <table:table-cell office:value-type="float" office:value="1987365.42" table:style-name="ce17">
            <text:p>1.987.36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2776.33" table:style-name="ce17">
            <text:p>32.77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856246.96" table:style-name="ce17">
            <text:p>5.856.24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5.52" table:style-name="ce17">
            <text:p>66<text:s/></text:p>
          </table:table-cell>
          <table:table-cell office:value-type="float" office:value="720000" table:style-name="ce17">
            <text:p>720.00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326047.6399999999" table:style-name="ce17">
            <text:p>1.326.04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98182.85" table:style-name="ce17">
            <text:p>2.098.183<text:s/></text:p>
          </table:table-cell>
          <table:table-cell office:value-type="float" office:value="675781.63" table:style-name="ce17">
            <text:p>675.78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70869.6100000001" table:style-name="ce17">
            <text:p>1.170.870<text:s/></text:p>
          </table:table-cell>
          <table:table-cell office:value-type="float" office:value="608.21" table:style-name="ce17">
            <text:p>60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346704.4199999999" table:style-name="ce17">
            <text:p>6.346.70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222691.050000001" table:style-name="ce18">
            <text:p>20.222.691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8373544.2199999997" table:style-name="ce17">
            <text:p>8.373.544<text:s/></text:p>
          </table:table-cell>
          <table:table-cell office:value-type="float" office:value="26128969.809999999" table:style-name="ce17">
            <text:p>26.128.970<text:s/></text:p>
          </table:table-cell>
          <table:table-cell office:value-type="float" office:value="27461405.140000001" table:style-name="ce17">
            <text:p>27.461.405<text:s/></text:p>
          </table:table-cell>
          <table:table-cell office:value-type="float" office:value="24138246.719999999" table:style-name="ce17">
            <text:p>24.138.247<text:s/></text:p>
          </table:table-cell>
          <table:table-cell office:value-type="float" office:value="69491688.390000001" table:style-name="ce17">
            <text:p>69.491.688<text:s/></text:p>
          </table:table-cell>
          <table:table-cell office:value-type="float" office:value="55261148.420000002" table:style-name="ce17">
            <text:p>55.261.148<text:s/></text:p>
          </table:table-cell>
          <table:table-cell office:value-type="float" office:value="1475078978.8299999" table:style-name="ce17">
            <text:p>1.475.078.979<text:s/></text:p>
          </table:table-cell>
          <table:table-cell office:value-type="float" office:value="32049387.18" table:style-name="ce17">
            <text:p>32.049.387<text:s/></text:p>
          </table:table-cell>
          <table:table-cell office:value-type="float" office:value="45442065.659999996" table:style-name="ce17">
            <text:p>45.442.066<text:s/></text:p>
          </table:table-cell>
          <table:table-cell office:value-type="float" office:value="30091749.579999998" table:style-name="ce17">
            <text:p>30.091.750<text:s/></text:p>
          </table:table-cell>
          <table:table-cell office:value-type="float" office:value="182903280.13999999" table:style-name="ce17">
            <text:p>182.903.280<text:s/></text:p>
          </table:table-cell>
          <table:table-cell office:value-type="float" office:value="25820212.440000001" table:style-name="ce17">
            <text:p>25.820.212<text:s/></text:p>
          </table:table-cell>
          <table:table-cell office:value-type="float" office:value="27062398.469999999" table:style-name="ce17">
            <text:p>27.062.398<text:s/></text:p>
          </table:table-cell>
          <table:table-cell office:value-type="float" office:value="48500145.780000001" table:style-name="ce17">
            <text:p>48.500.146<text:s/></text:p>
          </table:table-cell>
          <table:table-cell office:value-type="float" office:value="55615955.719999999" table:style-name="ce17">
            <text:p>55.615.956<text:s/></text:p>
          </table:table-cell>
          <table:table-cell office:value-type="float" office:value="75685995.930000007" table:style-name="ce17">
            <text:p>75.685.996<text:s/></text:p>
          </table:table-cell>
          <table:table-cell office:value-type="float" office:value="24249876.370000001" table:style-name="ce17">
            <text:p>24.249.876<text:s/></text:p>
          </table:table-cell>
          <table:table-cell office:value-type="float" office:value="79281422.480000004" table:style-name="ce17">
            <text:p>79.281.422<text:s/></text:p>
          </table:table-cell>
          <table:table-cell office:value-type="float" office:value="295098276.16000003" table:style-name="ce17">
            <text:p>295.098.276<text:s/></text:p>
          </table:table-cell>
          <table:table-cell office:value-type="float" office:value="44832910.039999999" table:style-name="ce17">
            <text:p>44.832.910<text:s/></text:p>
          </table:table-cell>
          <table:table-cell office:value-type="float" office:value="26196995.050000001" table:style-name="ce17">
            <text:p>26.196.995<text:s/></text:p>
          </table:table-cell>
          <table:table-cell office:value-type="float" office:value="14754311.289999999" table:style-name="ce17">
            <text:p>14.754.311<text:s/></text:p>
          </table:table-cell>
          <table:table-cell office:value-type="float" office:value="130680953.34999999" table:style-name="ce17">
            <text:p>130.680.953<text:s/></text:p>
          </table:table-cell>
          <table:table-cell office:value-type="float" office:value="60713781.32" table:style-name="ce17">
            <text:p>60.713.781<text:s/></text:p>
          </table:table-cell>
          <table:table-cell office:value-type="float" office:value="21056816.16" table:style-name="ce17">
            <text:p>21.056.816<text:s/></text:p>
          </table:table-cell>
          <table:table-cell office:value-type="float" office:value="160119936.62" table:style-name="ce17">
            <text:p>160.119.937<text:s/></text:p>
          </table:table-cell>
          <table:table-cell office:value-type="float" office:value="11865535.189999999" table:style-name="ce17">
            <text:p>11.865.535<text:s/></text:p>
          </table:table-cell>
          <table:table-cell office:value-type="float" office:value="3077955986.46" table:style-name="ce18">
            <text:p>3.077.955.98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250122.32" table:style-name="ce17">
            <text:p>250.122<text:s/></text:p>
          </table:table-cell>
          <table:table-cell office:value-type="float" office:value="860916.13000000012" table:style-name="ce17">
            <text:p>860.916<text:s/></text:p>
          </table:table-cell>
          <table:table-cell office:value-type="float" office:value="9931618.4000000004" table:style-name="ce17">
            <text:p>9.931.618<text:s/></text:p>
          </table:table-cell>
          <table:table-cell office:value-type="float" office:value="134939.87" table:style-name="ce17">
            <text:p>134.940<text:s/></text:p>
          </table:table-cell>
          <table:table-cell office:value-type="float" office:value="-24509738.419999998" table:style-name="ce17">
            <text:p>(24.509.738)</text:p>
          </table:table-cell>
          <table:table-cell office:value-type="float" office:value="5080445.62" table:style-name="ce17">
            <text:p>5.080.446<text:s/></text:p>
          </table:table-cell>
          <table:table-cell office:value-type="float" office:value="474682388.36000001" table:style-name="ce17">
            <text:p>474.682.388<text:s/></text:p>
          </table:table-cell>
          <table:table-cell office:value-type="float" office:value="10082767.57" table:style-name="ce17">
            <text:p>10.082.768<text:s/></text:p>
          </table:table-cell>
          <table:table-cell office:value-type="float" office:value="5605032.7800000003" table:style-name="ce17">
            <text:p>5.605.033<text:s/></text:p>
          </table:table-cell>
          <table:table-cell office:value-type="float" office:value="959737.60999999987" table:style-name="ce17">
            <text:p>959.738<text:s/></text:p>
          </table:table-cell>
          <table:table-cell office:value-type="float" office:value="2597305.96" table:style-name="ce17">
            <text:p>2.597.306<text:s/></text:p>
          </table:table-cell>
          <table:table-cell office:value-type="float" office:value="1140774.9600000002" table:style-name="ce17">
            <text:p>1.140.775<text:s/></text:p>
          </table:table-cell>
          <table:table-cell office:value-type="float" office:value="-1669840.6400000001" table:style-name="ce17">
            <text:p>(1.669.841)</text:p>
          </table:table-cell>
          <table:table-cell office:value-type="float" office:value="-1505122.0799999998" table:style-name="ce17">
            <text:p>(1.505.122)</text:p>
          </table:table-cell>
          <table:table-cell office:value-type="float" office:value="326911.33999999997" table:style-name="ce17">
            <text:p>326.911<text:s/></text:p>
          </table:table-cell>
          <table:table-cell office:value-type="float" office:value="5846824.9700000007" table:style-name="ce17">
            <text:p>5.846.825<text:s/></text:p>
          </table:table-cell>
          <table:table-cell office:value-type="float" office:value="659261.56000000006" table:style-name="ce17">
            <text:p>659.262<text:s/></text:p>
          </table:table-cell>
          <table:table-cell office:value-type="float" office:value="36042596.920000009" table:style-name="ce17">
            <text:p>36.042.597<text:s/></text:p>
          </table:table-cell>
          <table:table-cell office:value-type="float" office:value="284820309.82999998" table:style-name="ce17">
            <text:p>284.820.310<text:s/></text:p>
          </table:table-cell>
          <table:table-cell office:value-type="float" office:value="1009827.42" table:style-name="ce17">
            <text:p>1.009.827<text:s/></text:p>
          </table:table-cell>
          <table:table-cell office:value-type="float" office:value="726709.28" table:style-name="ce17">
            <text:p>726.709<text:s/></text:p>
          </table:table-cell>
          <table:table-cell office:value-type="float" office:value="-178023.78" table:style-name="ce17">
            <text:p>(178.024)</text:p>
          </table:table-cell>
          <table:table-cell office:value-type="float" office:value="11582572.07" table:style-name="ce17">
            <text:p>11.582.572<text:s/></text:p>
          </table:table-cell>
          <table:table-cell office:value-type="float" office:value="32566509.800000001" table:style-name="ce17">
            <text:p>32.566.510<text:s/></text:p>
          </table:table-cell>
          <table:table-cell office:value-type="float" office:value="1151291.3900000001" table:style-name="ce17">
            <text:p>1.151.291<text:s/></text:p>
          </table:table-cell>
          <table:table-cell office:value-type="float" office:value="1545279990.95" table:style-name="ce17">
            <text:p>1.545.279.991<text:s/></text:p>
          </table:table-cell>
          <table:table-cell office:value-type="float" office:value="406830.98" table:style-name="ce17">
            <text:p>406.831<text:s/></text:p>
          </table:table-cell>
          <table:table-cell office:value-type="float" office:value="2403882961.1700001" table:style-name="ce18">
            <text:p>2.403.882.961<text:s/></text:p>
          </table:table-cell>
          <table:table-cell table:number-columns-repeated="16355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34473920.920000002" table:style-name="ce21">
            <text:p>34.473.921<text:s/></text:p>
          </table:table-cell>
          <table:table-cell office:value-type="float" office:value="126808592.20000002" table:style-name="ce21">
            <text:p>126.808.592<text:s/></text:p>
          </table:table-cell>
          <table:table-cell office:value-type="float" office:value="444629499.41999996" table:style-name="ce21">
            <text:p>444.629.499<text:s/></text:p>
          </table:table-cell>
          <table:table-cell office:value-type="float" office:value="38109166.240000002" table:style-name="ce21">
            <text:p>38.109.166<text:s/></text:p>
          </table:table-cell>
          <table:table-cell office:value-type="float" office:value="867879649.38999999" table:style-name="ce21">
            <text:p>867.879.649<text:s/></text:p>
          </table:table-cell>
          <table:table-cell office:value-type="float" office:value="647803029.96000004" table:style-name="ce21">
            <text:p>647.803.030<text:s/></text:p>
          </table:table-cell>
          <table:table-cell office:value-type="float" office:value="7069516349.4299994" table:style-name="ce21">
            <text:p>7.069.516.349<text:s/></text:p>
          </table:table-cell>
          <table:table-cell office:value-type="float" office:value="886028488.40999997" table:style-name="ce21">
            <text:p>886.028.488<text:s/></text:p>
          </table:table-cell>
          <table:table-cell office:value-type="float" office:value="578175382.9000001" table:style-name="ce21">
            <text:p>578.175.383<text:s/></text:p>
          </table:table-cell>
          <table:table-cell office:value-type="float" office:value="251769904.76999998" table:style-name="ce21">
            <text:p>251.769.905<text:s/></text:p>
          </table:table-cell>
          <table:table-cell office:value-type="float" office:value="2703675899.21" table:style-name="ce21">
            <text:p>2.703.675.899<text:s/></text:p>
          </table:table-cell>
          <table:table-cell office:value-type="float" office:value="241914049.84999999" table:style-name="ce21">
            <text:p>241.914.050<text:s/></text:p>
          </table:table-cell>
          <table:table-cell office:value-type="float" office:value="330910671.81" table:style-name="ce21">
            <text:p>330.910.672<text:s/></text:p>
          </table:table-cell>
          <table:table-cell office:value-type="float" office:value="387679695.90999997" table:style-name="ce21">
            <text:p>387.679.696<text:s/></text:p>
          </table:table-cell>
          <table:table-cell office:value-type="float" office:value="199504463.73000002" table:style-name="ce21">
            <text:p>199.504.464<text:s/></text:p>
          </table:table-cell>
          <table:table-cell office:value-type="float" office:value="764828275.77999997" table:style-name="ce21">
            <text:p>764.828.276<text:s/></text:p>
          </table:table-cell>
          <table:table-cell office:value-type="float" office:value="104643344.05000001" table:style-name="ce21">
            <text:p>104.643.344<text:s/></text:p>
          </table:table-cell>
          <table:table-cell office:value-type="float" office:value="2462240697.8599997" table:style-name="ce21">
            <text:p>2.462.240.698<text:s/></text:p>
          </table:table-cell>
          <table:table-cell office:value-type="float" office:value="7908810985.6199999" table:style-name="ce21">
            <text:p>7.908.810.986<text:s/></text:p>
          </table:table-cell>
          <table:table-cell office:value-type="float" office:value="183016051.25" table:style-name="ce21">
            <text:p>183.016.051<text:s/></text:p>
          </table:table-cell>
          <table:table-cell office:value-type="float" office:value="107566242.86000001" table:style-name="ce21">
            <text:p>107.566.243<text:s/></text:p>
          </table:table-cell>
          <table:table-cell office:value-type="float" office:value="38864517.359999999" table:style-name="ce21">
            <text:p>38.864.517<text:s/></text:p>
          </table:table-cell>
          <table:table-cell office:value-type="float" office:value="2121974577.8900003" table:style-name="ce21">
            <text:p>2.121.974.578<text:s/></text:p>
          </table:table-cell>
          <table:table-cell office:value-type="float" office:value="2596976139.3499999" table:style-name="ce21">
            <text:p>2.596.976.139<text:s/></text:p>
          </table:table-cell>
          <table:table-cell office:value-type="float" office:value="121759841.63" table:style-name="ce21">
            <text:p>121.759.842<text:s/></text:p>
          </table:table-cell>
          <table:table-cell office:value-type="float" office:value="23422144626.599998" table:style-name="ce21">
            <text:p>23.422.144.627<text:s/></text:p>
          </table:table-cell>
          <table:table-cell office:value-type="float" office:value="65704750.810000002" table:style-name="ce21">
            <text:p>65.704.751<text:s/></text:p>
          </table:table-cell>
          <table:table-cell office:value-type="float" office:value="54707408815.209991" table:style-name="ce22">
            <text:p>54.707.408.815<text:s/></text:p>
          </table:table-cell>
          <table:table-cell table:number-columns-repeated="16355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46332084.720348448" table:style-name="ce25">
            <text:p>46.332.085<text:s/></text:p>
          </table:table-cell>
          <table:table-cell office:value-type="float" office:value="112263883.10723376" table:style-name="ce25">
            <text:p>112.263.883<text:s/></text:p>
          </table:table-cell>
          <table:table-cell office:value-type="float" office:value="201904601.23566887" table:style-name="ce25">
            <text:p>201.904.601<text:s/></text:p>
          </table:table-cell>
          <table:table-cell office:value-type="float" office:value="31885741.374836966" table:style-name="ce25">
            <text:p>31.885.741<text:s/></text:p>
          </table:table-cell>
          <table:table-cell office:value-type="float" office:value="663442810.46793211" table:style-name="ce25">
            <text:p>663.442.810<text:s/></text:p>
          </table:table-cell>
          <table:table-cell office:value-type="float" office:value="466707919.7738359" table:style-name="ce25">
            <text:p>466.707.920<text:s/></text:p>
          </table:table-cell>
          <table:table-cell office:value-type="float" office:value="1263444034.7912841" table:style-name="ce25">
            <text:p>1.263.444.035<text:s/></text:p>
          </table:table-cell>
          <table:table-cell office:value-type="float" office:value="366685548.99835908" table:style-name="ce25">
            <text:p>366.685.549<text:s/></text:p>
          </table:table-cell>
          <table:table-cell office:value-type="float" office:value="431399488.19434005" table:style-name="ce25">
            <text:p>431.399.488<text:s/></text:p>
          </table:table-cell>
          <table:table-cell office:value-type="float" office:value="204362185.63009858" table:style-name="ce25">
            <text:p>204.362.186<text:s/></text:p>
          </table:table-cell>
          <table:table-cell office:value-type="float" office:value="1861620723.0082686" table:style-name="ce25">
            <text:p>1.861.620.723<text:s/></text:p>
          </table:table-cell>
          <table:table-cell office:value-type="float" office:value="240640611.69774503" table:style-name="ce25">
            <text:p>240.640.612<text:s/></text:p>
          </table:table-cell>
          <table:table-cell office:value-type="float" office:value="352464515.14858305" table:style-name="ce25">
            <text:p>352.464.515<text:s/></text:p>
          </table:table-cell>
          <table:table-cell office:value-type="float" office:value="376794556.87527418" table:style-name="ce25">
            <text:p>376.794.557<text:s/></text:p>
          </table:table-cell>
          <table:table-cell office:value-type="float" office:value="181233535.27564582" table:style-name="ce25">
            <text:p>181.233.535<text:s/></text:p>
          </table:table-cell>
          <table:table-cell office:value-type="float" office:value="438623076.24156028" table:style-name="ce25">
            <text:p>438.623.076<text:s/></text:p>
          </table:table-cell>
          <table:table-cell office:value-type="float" office:value="120813204.47128515" table:style-name="ce25">
            <text:p>120.813.204<text:s/></text:p>
          </table:table-cell>
          <table:table-cell office:value-type="float" office:value="1380438583.8548017" table:style-name="ce25">
            <text:p>1.380.438.584<text:s/></text:p>
          </table:table-cell>
          <table:table-cell office:value-type="float" office:value="1984398037.4783411" table:style-name="ce25">
            <text:p>1.984.398.037<text:s/></text:p>
          </table:table-cell>
          <table:table-cell office:value-type="float" office:value="153431871.474428" table:style-name="ce25">
            <text:p>153.431.871<text:s/></text:p>
          </table:table-cell>
          <table:table-cell office:value-type="float" office:value="99388958.374870285" table:style-name="ce25">
            <text:p>99.388.958<text:s/></text:p>
          </table:table-cell>
          <table:table-cell office:value-type="float" office:value="35393455.448519349" table:style-name="ce25">
            <text:p>35.393.455<text:s/></text:p>
          </table:table-cell>
          <table:table-cell office:value-type="float" office:value="1323795821.0236506" table:style-name="ce25">
            <text:p>1.323.795.821<text:s/></text:p>
          </table:table-cell>
          <table:table-cell office:value-type="float" office:value="992005638.67365265" table:style-name="ce25">
            <text:p>992.005.639<text:s/></text:p>
          </table:table-cell>
          <table:table-cell office:value-type="float" office:value="117275350.96393345" table:style-name="ce25">
            <text:p>117.275.351<text:s/></text:p>
          </table:table-cell>
          <table:table-cell office:value-type="float" office:value="7892188549.8657703" table:style-name="ce25">
            <text:p>7.892.188.550<text:s/></text:p>
          </table:table-cell>
          <table:table-cell office:value-type="float" office:value="92463676.969732478" table:style-name="ce25">
            <text:p>92.463.677<text:s/></text:p>
          </table:table-cell>
          <table:table-cell office:value-type="float" office:value="21431398465.140003" table:style-name="ce26">
            <text:p>21.431.398.465<text:s/></text:p>
          </table:table-cell>
          <table:table-cell table:number-columns-repeated="16355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80806005.640348449" table:style-name="ce21">
            <text:p>80.806.006<text:s/></text:p>
          </table:table-cell>
          <table:table-cell office:value-type="float" office:value="239072475.30723378" table:style-name="ce21">
            <text:p>239.072.475<text:s/></text:p>
          </table:table-cell>
          <table:table-cell office:value-type="float" office:value="646534100.65566885" table:style-name="ce21">
            <text:p>646.534.101<text:s/></text:p>
          </table:table-cell>
          <table:table-cell office:value-type="float" office:value="69994907.614836961" table:style-name="ce21">
            <text:p>69.994.908<text:s/></text:p>
          </table:table-cell>
          <table:table-cell office:value-type="float" office:value="1531322459.8579321" table:style-name="ce21">
            <text:p>1.531.322.460<text:s/></text:p>
          </table:table-cell>
          <table:table-cell office:value-type="float" office:value="1114510949.7338359" table:style-name="ce21">
            <text:p>1.114.510.950<text:s/></text:p>
          </table:table-cell>
          <table:table-cell office:value-type="float" office:value="8332960384.221283" table:style-name="ce21">
            <text:p>8.332.960.384<text:s/></text:p>
          </table:table-cell>
          <table:table-cell office:value-type="float" office:value="1252714037.4083591" table:style-name="ce21">
            <text:p>1.252.714.037<text:s/></text:p>
          </table:table-cell>
          <table:table-cell office:value-type="float" office:value="1009574871.0943401" table:style-name="ce21">
            <text:p>1.009.574.871<text:s/></text:p>
          </table:table-cell>
          <table:table-cell office:value-type="float" office:value="456132090.40009856" table:style-name="ce21">
            <text:p>456.132.090<text:s/></text:p>
          </table:table-cell>
          <table:table-cell office:value-type="float" office:value="4565296622.2182684" table:style-name="ce21">
            <text:p>4.565.296.622<text:s/></text:p>
          </table:table-cell>
          <table:table-cell office:value-type="float" office:value="482554661.54774499" table:style-name="ce21">
            <text:p>482.554.662<text:s/></text:p>
          </table:table-cell>
          <table:table-cell office:value-type="float" office:value="683375186.95858312" table:style-name="ce21">
            <text:p>683.375.187<text:s/></text:p>
          </table:table-cell>
          <table:table-cell office:value-type="float" office:value="764474252.78527415" table:style-name="ce21">
            <text:p>764.474.253<text:s/></text:p>
          </table:table-cell>
          <table:table-cell office:value-type="float" office:value="380737999.00564587" table:style-name="ce21">
            <text:p>380.737.999<text:s/></text:p>
          </table:table-cell>
          <table:table-cell office:value-type="float" office:value="1203451352.0215602" table:style-name="ce21">
            <text:p>1.203.451.352<text:s/></text:p>
          </table:table-cell>
          <table:table-cell office:value-type="float" office:value="225456548.52128518" table:style-name="ce21">
            <text:p>225.456.549<text:s/></text:p>
          </table:table-cell>
          <table:table-cell office:value-type="float" office:value="3842679281.7148013" table:style-name="ce21">
            <text:p>3.842.679.282<text:s/></text:p>
          </table:table-cell>
          <table:table-cell office:value-type="float" office:value="9893209023.098341" table:style-name="ce21">
            <text:p>9.893.209.023<text:s/></text:p>
          </table:table-cell>
          <table:table-cell office:value-type="float" office:value="336447922.724428" table:style-name="ce21">
            <text:p>336.447.923<text:s/></text:p>
          </table:table-cell>
          <table:table-cell office:value-type="float" office:value="206955201.23487031" table:style-name="ce21">
            <text:p>206.955.201<text:s/></text:p>
          </table:table-cell>
          <table:table-cell office:value-type="float" office:value="74257972.808519349" table:style-name="ce21">
            <text:p>74.257.973<text:s/></text:p>
          </table:table-cell>
          <table:table-cell office:value-type="float" office:value="3445770398.913651" table:style-name="ce21">
            <text:p>3.445.770.399<text:s/></text:p>
          </table:table-cell>
          <table:table-cell office:value-type="float" office:value="3588981778.0236526" table:style-name="ce21">
            <text:p>3.588.981.778<text:s/></text:p>
          </table:table-cell>
          <table:table-cell office:value-type="float" office:value="239035192.59393346" table:style-name="ce21">
            <text:p>239.035.193<text:s/></text:p>
          </table:table-cell>
          <table:table-cell office:value-type="float" office:value="31314333176.465767" table:style-name="ce21">
            <text:p>31.314.333.176<text:s/></text:p>
          </table:table-cell>
          <table:table-cell office:value-type="float" office:value="158168427.77973247" table:style-name="ce21">
            <text:p>158.168.428<text:s/></text:p>
          </table:table-cell>
          <table:table-cell office:value-type="float" office:value="76138807280.349991" table:style-name="ce22">
            <text:p>76.138.807.280<text:s/></text:p>
          </table:table-cell>
          <table:table-cell table:number-columns-repeated="16355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529855.17440630659" table:style-name="ce27">
            <text:p>529.855<text:s/></text:p>
          </table:table-cell>
          <table:table-cell office:value-type="float" office:value="1778428.8037946725" table:style-name="ce27">
            <text:p>1.778.429<text:s/></text:p>
          </table:table-cell>
          <table:table-cell office:value-type="float" office:value="1295589.742330716" table:style-name="ce27">
            <text:p>1.295.590<text:s/></text:p>
          </table:table-cell>
          <table:table-cell office:value-type="float" office:value="293121.39233921107" table:style-name="ce27">
            <text:p>293.121<text:s/></text:p>
          </table:table-cell>
          <table:table-cell office:value-type="float" office:value="4745555.1738756131" table:style-name="ce27">
            <text:p>4.745.555<text:s/></text:p>
          </table:table-cell>
          <table:table-cell office:value-type="float" office:value="2901011.4590889281" table:style-name="ce27">
            <text:p>2.901.011<text:s/></text:p>
          </table:table-cell>
          <table:table-cell office:value-type="float" office:value="6631785.6546080559" table:style-name="ce27">
            <text:p>6.631.786<text:s/></text:p>
          </table:table-cell>
          <table:table-cell office:value-type="float" office:value="2531787.9193719574" table:style-name="ce27">
            <text:p>2.531.788<text:s/></text:p>
          </table:table-cell>
          <table:table-cell office:value-type="float" office:value="3877535.0907073915" table:style-name="ce27">
            <text:p>3.877.535<text:s/></text:p>
          </table:table-cell>
          <table:table-cell office:value-type="float" office:value="1928688.0803964774" table:style-name="ce27">
            <text:p>1.928.688<text:s/></text:p>
          </table:table-cell>
          <table:table-cell office:value-type="float" office:value="17513766.16945396" table:style-name="ce27">
            <text:p>17.513.766<text:s/></text:p>
          </table:table-cell>
          <table:table-cell office:value-type="float" office:value="1964983.2738995918" table:style-name="ce27">
            <text:p>1.964.983<text:s/></text:p>
          </table:table-cell>
          <table:table-cell office:value-type="float" office:value="4145763.7724427492" table:style-name="ce27">
            <text:p>4.145.764<text:s/></text:p>
          </table:table-cell>
          <table:table-cell office:value-type="float" office:value="2598251.0724250488" table:style-name="ce27">
            <text:p>2.598.251<text:s/></text:p>
          </table:table-cell>
          <table:table-cell office:value-type="float" office:value="1536204.9655118936" table:style-name="ce27">
            <text:p>1.536.205<text:s/></text:p>
          </table:table-cell>
          <table:table-cell office:value-type="float" office:value="4598227.8489736905" table:style-name="ce27">
            <text:p>4.598.228<text:s/></text:p>
          </table:table-cell>
          <table:table-cell office:value-type="float" office:value="827404.22748614522" table:style-name="ce27">
            <text:p>827.404<text:s/></text:p>
          </table:table-cell>
          <table:table-cell office:value-type="float" office:value="23115317.172297776" table:style-name="ce27">
            <text:p>23.115.317<text:s/></text:p>
          </table:table-cell>
          <table:table-cell office:value-type="float" office:value="929449599.88383317" table:style-name="ce27">
            <text:p>929.449.600<text:s/></text:p>
          </table:table-cell>
          <table:table-cell office:value-type="float" office:value="4448579.3118963633" table:style-name="ce27">
            <text:p>4.448.579<text:s/></text:p>
          </table:table-cell>
          <table:table-cell office:value-type="float" office:value="794592.37805163965" table:style-name="ce27">
            <text:p>794.592<text:s/></text:p>
          </table:table-cell>
          <table:table-cell office:value-type="float" office:value="198139.59781216708" table:style-name="ce27">
            <text:p>198.140<text:s/></text:p>
          </table:table-cell>
          <table:table-cell office:value-type="float" office:value="13802212.247378357" table:style-name="ce27">
            <text:p>13.802.212<text:s/></text:p>
          </table:table-cell>
          <table:table-cell office:value-type="float" office:value="8354471.0711041875" table:style-name="ce27">
            <text:p>8.354.471<text:s/></text:p>
          </table:table-cell>
          <table:table-cell office:value-type="float" office:value="927647.1103204618" table:style-name="ce27">
            <text:p>927.647<text:s/></text:p>
          </table:table-cell>
          <table:table-cell office:value-type="float" office:value="234637168.07536983" table:style-name="ce27">
            <text:p>234.637.168<text:s/></text:p>
          </table:table-cell>
          <table:table-cell office:value-type="float" office:value="1118595.1408225216" table:style-name="ce27">
            <text:p>1.118.595<text:s/></text:p>
          </table:table-cell>
          <table:table-cell office:value-type="float" office:value="1276544281.8099985" table:style-name="ce28">
            <text:p>1.276.544.282<text:s/></text:p>
          </table:table-cell>
          <table:table-cell table:number-columns-repeated="16355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81335860.814754754" table:style-name="ce21">
            <text:p>81.335.861<text:s/></text:p>
          </table:table-cell>
          <table:table-cell office:value-type="float" office:value="240850904.11102846" table:style-name="ce21">
            <text:p>240.850.904<text:s/></text:p>
          </table:table-cell>
          <table:table-cell office:value-type="float" office:value="647829690.39799953" table:style-name="ce21">
            <text:p>647.829.690<text:s/></text:p>
          </table:table-cell>
          <table:table-cell office:value-type="float" office:value="70288029.007176176" table:style-name="ce21">
            <text:p>70.288.029<text:s/></text:p>
          </table:table-cell>
          <table:table-cell office:value-type="float" office:value="1536068015.0318077" table:style-name="ce21">
            <text:p>1.536.068.015<text:s/></text:p>
          </table:table-cell>
          <table:table-cell office:value-type="float" office:value="1117411961.192925" table:style-name="ce21">
            <text:p>1.117.411.961<text:s/></text:p>
          </table:table-cell>
          <table:table-cell office:value-type="float" office:value="8339592169.8758907" table:style-name="ce21">
            <text:p>8.339.592.170<text:s/></text:p>
          </table:table-cell>
          <table:table-cell office:value-type="float" office:value="1255245825.3277309" table:style-name="ce21">
            <text:p>1.255.245.825<text:s/></text:p>
          </table:table-cell>
          <table:table-cell office:value-type="float" office:value="1013452406.1850475" table:style-name="ce21">
            <text:p>1.013.452.406<text:s/></text:p>
          </table:table-cell>
          <table:table-cell office:value-type="float" office:value="458060778.48049504" table:style-name="ce21">
            <text:p>458.060.778<text:s/></text:p>
          </table:table-cell>
          <table:table-cell office:value-type="float" office:value="4582810388.387722" table:style-name="ce21">
            <text:p>4.582.810.388<text:s/></text:p>
          </table:table-cell>
          <table:table-cell office:value-type="float" office:value="484519644.8216446" table:style-name="ce21">
            <text:p>484.519.645<text:s/></text:p>
          </table:table-cell>
          <table:table-cell office:value-type="float" office:value="687520950.73102582" table:style-name="ce21">
            <text:p>687.520.951<text:s/></text:p>
          </table:table-cell>
          <table:table-cell office:value-type="float" office:value="767072503.85769916" table:style-name="ce21">
            <text:p>767.072.504<text:s/></text:p>
          </table:table-cell>
          <table:table-cell office:value-type="float" office:value="382274203.97115779" table:style-name="ce21">
            <text:p>382.274.204<text:s/></text:p>
          </table:table-cell>
          <table:table-cell office:value-type="float" office:value="1208049579.8705339" table:style-name="ce21">
            <text:p>1.208.049.580<text:s/></text:p>
          </table:table-cell>
          <table:table-cell office:value-type="float" office:value="226283952.74877131" table:style-name="ce21">
            <text:p>226.283.953<text:s/></text:p>
          </table:table-cell>
          <table:table-cell office:value-type="float" office:value="3865794598.8870993" table:style-name="ce21">
            <text:p>3.865.794.599<text:s/></text:p>
          </table:table-cell>
          <table:table-cell office:value-type="float" office:value="10822658622.982174" table:style-name="ce21">
            <text:p>10.822.658.623<text:s/></text:p>
          </table:table-cell>
          <table:table-cell office:value-type="float" office:value="340896502.03632438" table:style-name="ce21">
            <text:p>340.896.502<text:s/></text:p>
          </table:table-cell>
          <table:table-cell office:value-type="float" office:value="207749793.61292195" table:style-name="ce21">
            <text:p>207.749.794<text:s/></text:p>
          </table:table-cell>
          <table:table-cell office:value-type="float" office:value="74456112.406331509" table:style-name="ce21">
            <text:p>74.456.112<text:s/></text:p>
          </table:table-cell>
          <table:table-cell office:value-type="float" office:value="3459572611.1610293" table:style-name="ce21">
            <text:p>3.459.572.611<text:s/></text:p>
          </table:table-cell>
          <table:table-cell office:value-type="float" office:value="3597336249.0947566" table:style-name="ce21">
            <text:p>3.597.336.249<text:s/></text:p>
          </table:table-cell>
          <table:table-cell office:value-type="float" office:value="239962839.70425391" table:style-name="ce21">
            <text:p>239.962.840<text:s/></text:p>
          </table:table-cell>
          <table:table-cell office:value-type="float" office:value="31548970344.541138" table:style-name="ce21">
            <text:p>31.548.970.345<text:s/></text:p>
          </table:table-cell>
          <table:table-cell office:value-type="float" office:value="159287022.920555" table:style-name="ce21">
            <text:p>159.287.023<text:s/></text:p>
          </table:table-cell>
          <table:table-cell office:value-type="float" office:value="77415351562.159988" table:style-name="ce22">
            <text:p>77.415.351.562<text:s/></text:p>
          </table:table-cell>
          <table:table-cell table:number-columns-repeated="16355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3" style:font-name-asian="Arial3" style:font-name-complex="Arial3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20-06-15T13:43:36Z</dc:date>
    <meta:print-date>2011-05-12T16:46:54Z</meta:print-date>
    <meta:editing-cycles>42</meta:editing-cycles>
    <meta:editing-duration>PT4469S</meta:editing-duration>
  </office:meta>
</office:document-meta>
</file>